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124"/>
    <style:style style:name="ce2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3"/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Evanston to Chicago" table:style-name="ta1">
        <table:table-column table:style-name="co1" table:number-columns-repeated="18" table:default-cell-style-name="ce1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Ryan Field</text:p>
          </table:table-cell>
          <table:table-cell office:value-type="string" calcext:value-type="string">
            <text:p>Central/Jackson (eastbound)</text:p>
          </table:table-cell>
          <table:table-cell office:value-type="string" calcext:value-type="string">
            <text:p>Central L Station (eastbound)</text:p>
          </table:table-cell>
          <table:table-cell office:value-type="string" calcext:value-type="string">
            <text:p>Noyes L Station</text:p>
          </table:table-cell>
          <table:table-cell office:value-type="string" calcext:value-type="string">
            <text:p>Ridge/Civic Center</text:p>
          </table:table-cell>
          <table:table-cell office:value-type="string" calcext:value-type="string">
            <text:p>Ridge/Reserve Apartments</text:p>
          </table:table-cell>
          <table:table-cell office:value-type="string" calcext:value-type="string">
            <text:p>Emerson/Maple</text:p>
          </table:table-cell>
          <table:table-cell office:value-type="string" calcext:value-type="string">
            <text:p>Sherman/Emerson</text:p>
          </table:table-cell>
          <table:table-cell office:value-type="string" calcext:value-type="string">
            <text:p>Sherman/Foster</text:p>
          </table:table-cell>
          <table:table-cell office:value-type="string" calcext:value-type="string">
            <text:p>Sherman/Gaffield</text:p>
          </table:table-cell>
          <table:table-cell office:value-type="string" calcext:value-type="string">
            <text:p>Sheridan/Noyes</text:p>
          </table:table-cell>
          <table:table-cell office:value-type="string" calcext:value-type="string">
            <text:p>Sheridan/Foster</text:p>
          </table:table-cell>
          <table:table-cell office:value-type="string" calcext:value-type="string">
            <text:p>Chicago/Sheridan</text:p>
          </table:table-cell>
          <table:table-cell office:value-type="string" calcext:value-type="string">
            <text:p>Chicago/Grove</text:p>
          </table:table-cell>
          <table:table-cell office:value-type="string" calcext:value-type="string">
            <text:p>Chicago/Greenleaf</text:p>
          </table:table-cell>
          <table:table-cell office:value-type="string" calcext:value-type="string">
            <text:p>Chicago/Main</text:p>
          </table:table-cell>
          <table:table-cell office:value-type="string" calcext:value-type="string">
            <text:p>Sheridan/Loyola</text:p>
          </table:table-cell>
          <table:table-cell office:value-type="string" calcext:value-type="string">
            <text:p>Ward</text:p>
          </table:table-cell>
          <table:table-cell table:number-columns-repeated="13"/>
        </table:table-row>
        <table:table-row table:style-name="ro1">
          <table:table-cell office:value-type="float" office:value="0.274305555555556" calcext:value-type="float">
            <text:p>0.274305556</text:p>
          </table:table-cell>
          <table:table-cell office:value-type="float" office:value="0.275" calcext:value-type="float">
            <text:p>0.275000000</text:p>
          </table:table-cell>
          <table:table-cell office:value-type="float" office:value="0.275694444444444" calcext:value-type="float">
            <text:p>0.275694444</text:p>
          </table:table-cell>
          <table:table-cell office:value-type="float" office:value="0.277083333333333" calcext:value-type="float">
            <text:p>0.277083333</text:p>
          </table:table-cell>
          <table:table-cell office:value-type="float" office:value="0.278472222222222" calcext:value-type="float">
            <text:p>0.278472222</text:p>
          </table:table-cell>
          <table:table-cell office:value-type="float" office:value="0.279166666666667" calcext:value-type="float">
            <text:p>0.279166667</text:p>
          </table:table-cell>
          <table:table-cell office:value-type="float" office:value="0.280555555555556" calcext:value-type="float">
            <text:p>0.280555556</text:p>
          </table:table-cell>
          <table:table-cell office:value-type="float" office:value="0.281944444444444" calcext:value-type="float">
            <text:p>0.281944444</text:p>
          </table:table-cell>
          <table:table-cell office:value-type="float" office:value="0.282638888888889" calcext:value-type="float">
            <text:p>0.282638889</text:p>
          </table:table-cell>
          <table:table-cell office:value-type="float" office:value="0.283333333333333" calcext:value-type="float">
            <text:p>0.283333333</text:p>
          </table:table-cell>
          <table:table-cell office:value-type="float" office:value="0.284722222222222" calcext:value-type="float">
            <text:p>0.284722222</text:p>
          </table:table-cell>
          <table:table-cell office:value-type="float" office:value="0.286111111111111" calcext:value-type="float">
            <text:p>0.286111111</text:p>
          </table:table-cell>
          <table:table-cell office:value-type="float" office:value="0.2875" calcext:value-type="float">
            <text:p>0.287500000</text:p>
          </table:table-cell>
          <table:table-cell office:value-type="float" office:value="0.289583333333333" calcext:value-type="float">
            <text:p>0.289583333</text:p>
          </table:table-cell>
          <table:table-cell office:value-type="float" office:value="0.291666666666667" calcext:value-type="float">
            <text:p>0.291666667</text:p>
          </table:table-cell>
          <table:table-cell office:value-type="float" office:value="0.292361111111111" calcext:value-type="float">
            <text:p>0.292361111</text:p>
          </table:table-cell>
          <table:table-cell office:value-type="float" office:value="0.299305555555556" calcext:value-type="float">
            <text:p>0.299305556</text:p>
          </table:table-cell>
          <table:table-cell office:value-type="float" office:value="0.327083333333333" calcext:value-type="float">
            <text:p>0.327083333</text:p>
          </table:table-cell>
          <table:table-cell table:number-columns-repeated="13"/>
        </table:table-row>
        <table:table-row table:style-name="ro1">
          <table:table-cell office:value-type="float" office:value="0.284722222222222" calcext:value-type="float">
            <text:p>0.284722222</text:p>
          </table:table-cell>
          <table:table-cell office:value-type="float" office:value="0.285416666666667" calcext:value-type="float">
            <text:p>0.285416667</text:p>
          </table:table-cell>
          <table:table-cell office:value-type="float" office:value="0.286111111111111" calcext:value-type="float">
            <text:p>0.286111111</text:p>
          </table:table-cell>
          <table:table-cell office:value-type="float" office:value="0.2875" calcext:value-type="float">
            <text:p>0.287500000</text:p>
          </table:table-cell>
          <table:table-cell office:value-type="float" office:value="0.288888888888889" calcext:value-type="float">
            <text:p>0.288888889</text:p>
          </table:table-cell>
          <table:table-cell office:value-type="float" office:value="0.289583333333333" calcext:value-type="float">
            <text:p>0.289583333</text:p>
          </table:table-cell>
          <table:table-cell office:value-type="float" office:value="0.290972222222222" calcext:value-type="float">
            <text:p>0.290972222</text:p>
          </table:table-cell>
          <table:table-cell office:value-type="float" office:value="0.292361111111111" calcext:value-type="float">
            <text:p>0.292361111</text:p>
          </table:table-cell>
          <table:table-cell office:value-type="float" office:value="0.293055555555556" calcext:value-type="float">
            <text:p>0.293055556</text:p>
          </table:table-cell>
          <table:table-cell office:value-type="float" office:value="0.29375" calcext:value-type="float">
            <text:p>0.293750000</text:p>
          </table:table-cell>
          <table:table-cell office:value-type="float" office:value="0.295138888888889" calcext:value-type="float">
            <text:p>0.295138889</text:p>
          </table:table-cell>
          <table:table-cell office:value-type="float" office:value="0.296527777777778" calcext:value-type="float">
            <text:p>0.296527778</text:p>
          </table:table-cell>
          <table:table-cell office:value-type="float" office:value="0.297916666666667" calcext:value-type="float">
            <text:p>0.297916667</text:p>
          </table:table-cell>
          <table:table-cell office:value-type="float" office:value="0.3" calcext:value-type="float">
            <text:p>0.300000000</text:p>
          </table:table-cell>
          <table:table-cell office:value-type="float" office:value="0.302083333333333" calcext:value-type="float">
            <text:p>0.302083333</text:p>
          </table:table-cell>
          <table:table-cell office:value-type="float" office:value="0.302777777777778" calcext:value-type="float">
            <text:p>0.302777778</text:p>
          </table:table-cell>
          <table:table-cell office:value-type="float" office:value="0.309722222222222" calcext:value-type="float">
            <text:p>0.309722222</text:p>
          </table:table-cell>
          <table:table-cell office:value-type="float" office:value="0.3375" calcext:value-type="float">
            <text:p>0.337500000</text:p>
          </table:table-cell>
          <table:table-cell table:number-columns-repeated="13"/>
        </table:table-row>
        <table:table-row table:style-name="ro1">
          <table:table-cell office:value-type="float" office:value="0.295138888888889" calcext:value-type="float">
            <text:p>0.295138889</text:p>
          </table:table-cell>
          <table:table-cell office:value-type="float" office:value="0.295833333333333" calcext:value-type="float">
            <text:p>0.295833333</text:p>
          </table:table-cell>
          <table:table-cell office:value-type="float" office:value="0.296527777777778" calcext:value-type="float">
            <text:p>0.296527778</text:p>
          </table:table-cell>
          <table:table-cell office:value-type="float" office:value="0.297916666666667" calcext:value-type="float">
            <text:p>0.297916667</text:p>
          </table:table-cell>
          <table:table-cell office:value-type="float" office:value="0.299305555555556" calcext:value-type="float">
            <text:p>0.299305556</text:p>
          </table:table-cell>
          <table:table-cell office:value-type="float" office:value="0.3" calcext:value-type="float">
            <text:p>0.300000000</text:p>
          </table:table-cell>
          <table:table-cell office:value-type="float" office:value="0.301388888888889" calcext:value-type="float">
            <text:p>0.301388889</text:p>
          </table:table-cell>
          <table:table-cell office:value-type="float" office:value="0.302777777777778" calcext:value-type="float">
            <text:p>0.302777778</text:p>
          </table:table-cell>
          <table:table-cell office:value-type="float" office:value="0.303472222222222" calcext:value-type="float">
            <text:p>0.303472222</text:p>
          </table:table-cell>
          <table:table-cell office:value-type="float" office:value="0.304166666666667" calcext:value-type="float">
            <text:p>0.304166667</text:p>
          </table:table-cell>
          <table:table-cell office:value-type="float" office:value="0.305555555555556" calcext:value-type="float">
            <text:p>0.305555556</text:p>
          </table:table-cell>
          <table:table-cell office:value-type="float" office:value="0.306944444444444" calcext:value-type="float">
            <text:p>0.306944444</text:p>
          </table:table-cell>
          <table:table-cell office:value-type="float" office:value="0.308333333333333" calcext:value-type="float">
            <text:p>0.308333333</text:p>
          </table:table-cell>
          <table:table-cell office:value-type="float" office:value="0.310416666666667" calcext:value-type="float">
            <text:p>0.310416667</text:p>
          </table:table-cell>
          <table:table-cell office:value-type="float" office:value="0.3125" calcext:value-type="float">
            <text:p>0.312500000</text:p>
          </table:table-cell>
          <table:table-cell office:value-type="float" office:value="0.313194444444444" calcext:value-type="float">
            <text:p>0.313194444</text:p>
          </table:table-cell>
          <table:table-cell office:value-type="float" office:value="0.320138888888889" calcext:value-type="float">
            <text:p>0.320138889</text:p>
          </table:table-cell>
          <table:table-cell office:value-type="float" office:value="0.347916666666667" calcext:value-type="float">
            <text:p>0.347916667</text:p>
          </table:table-cell>
          <table:table-cell table:number-columns-repeated="13"/>
        </table:table-row>
        <table:table-row table:style-name="ro1">
          <table:table-cell office:value-type="float" office:value="0.315972222222222" calcext:value-type="float">
            <text:p>0.315972222</text:p>
          </table:table-cell>
          <table:table-cell office:value-type="float" office:value="0.316666666666667" calcext:value-type="float">
            <text:p>0.316666667</text:p>
          </table:table-cell>
          <table:table-cell office:value-type="float" office:value="0.317361111111111" calcext:value-type="float">
            <text:p>0.317361111</text:p>
          </table:table-cell>
          <table:table-cell office:value-type="float" office:value="0.31875" calcext:value-type="float">
            <text:p>0.318750000</text:p>
          </table:table-cell>
          <table:table-cell office:value-type="float" office:value="0.320138888888889" calcext:value-type="float">
            <text:p>0.320138889</text:p>
          </table:table-cell>
          <table:table-cell office:value-type="float" office:value="0.320833333333333" calcext:value-type="float">
            <text:p>0.320833333</text:p>
          </table:table-cell>
          <table:table-cell office:value-type="float" office:value="0.322222222222222" calcext:value-type="float">
            <text:p>0.322222222</text:p>
          </table:table-cell>
          <table:table-cell office:value-type="float" office:value="0.323611111111111" calcext:value-type="float">
            <text:p>0.323611111</text:p>
          </table:table-cell>
          <table:table-cell office:value-type="float" office:value="0.324305555555556" calcext:value-type="float">
            <text:p>0.324305556</text:p>
          </table:table-cell>
          <table:table-cell office:value-type="float" office:value="0.325" calcext:value-type="float">
            <text:p>0.325000000</text:p>
          </table:table-cell>
          <table:table-cell office:value-type="float" office:value="0.326388888888889" calcext:value-type="float">
            <text:p>0.326388889</text:p>
          </table:table-cell>
          <table:table-cell office:value-type="float" office:value="0.327777777777778" calcext:value-type="float">
            <text:p>0.327777778</text:p>
          </table:table-cell>
          <table:table-cell office:value-type="float" office:value="0.329166666666667" calcext:value-type="float">
            <text:p>0.329166667</text:p>
          </table:table-cell>
          <table:table-cell office:value-type="float" office:value="0.33125" calcext:value-type="float">
            <text:p>0.331250000</text:p>
          </table:table-cell>
          <table:table-cell office:value-type="float" office:value="0.333333333333333" calcext:value-type="float">
            <text:p>0.333333333</text:p>
          </table:table-cell>
          <table:table-cell office:value-type="float" office:value="0.334027777777778" calcext:value-type="float">
            <text:p>0.334027778</text:p>
          </table:table-cell>
          <table:table-cell office:value-type="float" office:value="0.340972222222222" calcext:value-type="float">
            <text:p>0.340972222</text:p>
          </table:table-cell>
          <table:table-cell office:value-type="float" office:value="0.36875" calcext:value-type="float">
            <text:p>0.368750000</text:p>
          </table:table-cell>
          <table:table-cell table:number-columns-repeated="13"/>
        </table:table-row>
        <table:table-row table:style-name="ro1">
          <table:table-cell office:value-type="float" office:value="0.347222222222222" calcext:value-type="float">
            <text:p>0.347222222</text:p>
          </table:table-cell>
          <table:table-cell office:value-type="float" office:value="0.347916666666667" calcext:value-type="float">
            <text:p>0.347916667</text:p>
          </table:table-cell>
          <table:table-cell office:value-type="float" office:value="0.348611111111111" calcext:value-type="float">
            <text:p>0.348611111</text:p>
          </table:table-cell>
          <table:table-cell office:value-type="float" office:value="0.35" calcext:value-type="float">
            <text:p>0.350000000</text:p>
          </table:table-cell>
          <table:table-cell office:value-type="float" office:value="0.351388888888889" calcext:value-type="float">
            <text:p>0.351388889</text:p>
          </table:table-cell>
          <table:table-cell office:value-type="float" office:value="0.352083333333333" calcext:value-type="float">
            <text:p>0.352083333</text:p>
          </table:table-cell>
          <table:table-cell office:value-type="float" office:value="0.353472222222222" calcext:value-type="float">
            <text:p>0.353472222</text:p>
          </table:table-cell>
          <table:table-cell office:value-type="float" office:value="0.354861111111111" calcext:value-type="float">
            <text:p>0.354861111</text:p>
          </table:table-cell>
          <table:table-cell office:value-type="float" office:value="0.355555555555556" calcext:value-type="float">
            <text:p>0.355555556</text:p>
          </table:table-cell>
          <table:table-cell office:value-type="float" office:value="0.35625" calcext:value-type="float">
            <text:p>0.356250000</text:p>
          </table:table-cell>
          <table:table-cell office:value-type="float" office:value="0.357638888888889" calcext:value-type="float">
            <text:p>0.357638889</text:p>
          </table:table-cell>
          <table:table-cell office:value-type="float" office:value="0.359027777777778" calcext:value-type="float">
            <text:p>0.359027778</text:p>
          </table:table-cell>
          <table:table-cell office:value-type="float" office:value="0.360416666666667" calcext:value-type="float">
            <text:p>0.360416667</text:p>
          </table:table-cell>
          <table:table-cell office:value-type="float" office:value="0.3625" calcext:value-type="float">
            <text:p>0.362500000</text:p>
          </table:table-cell>
          <table:table-cell office:value-type="float" office:value="0.364583333333333" calcext:value-type="float">
            <text:p>0.364583333</text:p>
          </table:table-cell>
          <table:table-cell office:value-type="float" office:value="0.365277777777778" calcext:value-type="float">
            <text:p>0.365277778</text:p>
          </table:table-cell>
          <table:table-cell office:value-type="float" office:value="0.372222222222222" calcext:value-type="float">
            <text:p>0.372222222</text:p>
          </table:table-cell>
          <table:table-cell office:value-type="float" office:value="0.393055555555556" calcext:value-type="float">
            <text:p>0.393055556</text:p>
          </table:table-cell>
          <table:table-cell table:number-columns-repeated="13"/>
        </table:table-row>
        <table:table-row table:style-name="ro1">
          <table:table-cell office:value-type="float" office:value="0.375" calcext:value-type="float">
            <text:p>0.375000000</text:p>
          </table:table-cell>
          <table:table-cell office:value-type="float" office:value="0.375694444444444" calcext:value-type="float">
            <text:p>0.375694444</text:p>
          </table:table-cell>
          <table:table-cell office:value-type="float" office:value="0.376388888888889" calcext:value-type="float">
            <text:p>0.376388889</text:p>
          </table:table-cell>
          <table:table-cell office:value-type="float" office:value="0.377777777777778" calcext:value-type="float">
            <text:p>0.377777778</text:p>
          </table:table-cell>
          <table:table-cell office:value-type="float" office:value="0.379166666666667" calcext:value-type="float">
            <text:p>0.379166667</text:p>
          </table:table-cell>
          <table:table-cell office:value-type="float" office:value="0.379861111111111" calcext:value-type="float">
            <text:p>0.379861111</text:p>
          </table:table-cell>
          <table:table-cell office:value-type="float" office:value="0.38125" calcext:value-type="float">
            <text:p>0.381250000</text:p>
          </table:table-cell>
          <table:table-cell office:value-type="float" office:value="0.382638888888889" calcext:value-type="float">
            <text:p>0.382638889</text:p>
          </table:table-cell>
          <table:table-cell office:value-type="float" office:value="0.383333333333333" calcext:value-type="float">
            <text:p>0.383333333</text:p>
          </table:table-cell>
          <table:table-cell office:value-type="float" office:value="0.384027777777778" calcext:value-type="float">
            <text:p>0.384027778</text:p>
          </table:table-cell>
          <table:table-cell office:value-type="float" office:value="0.385416666666667" calcext:value-type="float">
            <text:p>0.385416667</text:p>
          </table:table-cell>
          <table:table-cell office:value-type="float" office:value="0.386805555555556" calcext:value-type="float">
            <text:p>0.386805556</text:p>
          </table:table-cell>
          <table:table-cell office:value-type="float" office:value="0.388194444444444" calcext:value-type="float">
            <text:p>0.388194444</text:p>
          </table:table-cell>
          <table:table-cell office:value-type="float" office:value="0.390277777777778" calcext:value-type="float">
            <text:p>0.390277778</text:p>
          </table:table-cell>
          <table:table-cell office:value-type="float" office:value="0.392361111111111" calcext:value-type="float">
            <text:p>0.392361111</text:p>
          </table:table-cell>
          <table:table-cell office:value-type="float" office:value="0.393055555555556" calcext:value-type="float">
            <text:p>0.393055556</text:p>
          </table:table-cell>
          <table:table-cell office:value-type="float" office:value="0.4" calcext:value-type="float">
            <text:p>0.400000000</text:p>
          </table:table-cell>
          <table:table-cell office:value-type="float" office:value="0.420833333333333" calcext:value-type="float">
            <text:p>0.420833333</text:p>
          </table:table-cell>
          <table:table-cell table:number-columns-repeated="13"/>
        </table:table-row>
        <table:table-row table:style-name="ro1">
          <table:table-cell office:value-type="float" office:value="0.388888888888889" calcext:value-type="float">
            <text:p>0.388888889</text:p>
          </table:table-cell>
          <table:table-cell office:value-type="float" office:value="0.389583333333333" calcext:value-type="float">
            <text:p>0.389583333</text:p>
          </table:table-cell>
          <table:table-cell office:value-type="float" office:value="0.390277777777778" calcext:value-type="float">
            <text:p>0.390277778</text:p>
          </table:table-cell>
          <table:table-cell office:value-type="float" office:value="0.391666666666667" calcext:value-type="float">
            <text:p>0.391666667</text:p>
          </table:table-cell>
          <table:table-cell office:value-type="float" office:value="0.393055555555556" calcext:value-type="float">
            <text:p>0.393055556</text:p>
          </table:table-cell>
          <table:table-cell office:value-type="float" office:value="0.39375" calcext:value-type="float">
            <text:p>0.393750000</text:p>
          </table:table-cell>
          <table:table-cell office:value-type="float" office:value="0.395138888888889" calcext:value-type="float">
            <text:p>0.395138889</text:p>
          </table:table-cell>
          <table:table-cell office:value-type="float" office:value="0.396527777777778" calcext:value-type="float">
            <text:p>0.396527778</text:p>
          </table:table-cell>
          <table:table-cell office:value-type="float" office:value="0.397222222222222" calcext:value-type="float">
            <text:p>0.397222222</text:p>
          </table:table-cell>
          <table:table-cell office:value-type="float" office:value="0.397916666666667" calcext:value-type="float">
            <text:p>0.397916667</text:p>
          </table:table-cell>
          <table:table-cell office:value-type="float" office:value="0.399305555555556" calcext:value-type="float">
            <text:p>0.399305556</text:p>
          </table:table-cell>
          <table:table-cell office:value-type="float" office:value="0.400694444444444" calcext:value-type="float">
            <text:p>0.400694444</text:p>
          </table:table-cell>
          <table:table-cell office:value-type="float" office:value="0.402083333333333" calcext:value-type="float">
            <text:p>0.402083333</text:p>
          </table:table-cell>
          <table:table-cell office:value-type="float" office:value="0.404166666666667" calcext:value-type="float">
            <text:p>0.404166667</text:p>
          </table:table-cell>
          <table:table-cell office:value-type="float" office:value="0.40625" calcext:value-type="float">
            <text:p>0.406250000</text:p>
          </table:table-cell>
          <table:table-cell office:value-type="float" office:value="0.406944444444444" calcext:value-type="float">
            <text:p>0.406944444</text:p>
          </table:table-cell>
          <table:table-cell office:value-type="float" office:value="0.413888888888889" calcext:value-type="float">
            <text:p>0.413888889</text:p>
          </table:table-cell>
          <table:table-cell office:value-type="float" office:value="0.43125" calcext:value-type="float">
            <text:p>0.431250000</text:p>
          </table:table-cell>
          <table:table-cell table:number-columns-repeated="13"/>
        </table:table-row>
        <table:table-row table:style-name="ro1">
          <table:table-cell office:value-type="float" office:value="0.416666666666667" calcext:value-type="float">
            <text:p>0.416666667</text:p>
          </table:table-cell>
          <table:table-cell office:value-type="float" office:value="0.417361111111111" calcext:value-type="float">
            <text:p>0.417361111</text:p>
          </table:table-cell>
          <table:table-cell office:value-type="float" office:value="0.418055555555556" calcext:value-type="float">
            <text:p>0.418055556</text:p>
          </table:table-cell>
          <table:table-cell office:value-type="float" office:value="0.419444444444444" calcext:value-type="float">
            <text:p>0.419444444</text:p>
          </table:table-cell>
          <table:table-cell office:value-type="float" office:value="0.420833333333333" calcext:value-type="float">
            <text:p>0.420833333</text:p>
          </table:table-cell>
          <table:table-cell office:value-type="float" office:value="0.421527777777778" calcext:value-type="float">
            <text:p>0.421527778</text:p>
          </table:table-cell>
          <table:table-cell office:value-type="float" office:value="0.422916666666667" calcext:value-type="float">
            <text:p>0.422916667</text:p>
          </table:table-cell>
          <table:table-cell office:value-type="float" office:value="0.424305555555556" calcext:value-type="float">
            <text:p>0.424305556</text:p>
          </table:table-cell>
          <table:table-cell office:value-type="float" office:value="0.425" calcext:value-type="float">
            <text:p>0.425000000</text:p>
          </table:table-cell>
          <table:table-cell office:value-type="float" office:value="0.425694444444444" calcext:value-type="float">
            <text:p>0.425694444</text:p>
          </table:table-cell>
          <table:table-cell office:value-type="float" office:value="0.427083333333333" calcext:value-type="float">
            <text:p>0.427083333</text:p>
          </table:table-cell>
          <table:table-cell office:value-type="float" office:value="0.428472222222222" calcext:value-type="float">
            <text:p>0.428472222</text:p>
          </table:table-cell>
          <table:table-cell office:value-type="float" office:value="0.429861111111111" calcext:value-type="float">
            <text:p>0.429861111</text:p>
          </table:table-cell>
          <table:table-cell office:value-type="float" office:value="0.431944444444444" calcext:value-type="float">
            <text:p>0.431944444</text:p>
          </table:table-cell>
          <table:table-cell office:value-type="float" office:value="0.434027777777778" calcext:value-type="float">
            <text:p>0.434027778</text:p>
          </table:table-cell>
          <table:table-cell office:value-type="float" office:value="0.434722222222222" calcext:value-type="float">
            <text:p>0.434722222</text:p>
          </table:table-cell>
          <table:table-cell office:value-type="float" office:value="0.441666666666667" calcext:value-type="float">
            <text:p>0.441666667</text:p>
          </table:table-cell>
          <table:table-cell office:value-type="float" office:value="0.453472222222222" calcext:value-type="float">
            <text:p>0.453472222</text:p>
          </table:table-cell>
          <table:table-cell table:number-columns-repeated="13"/>
        </table:table-row>
        <table:table-row table:style-name="ro1">
          <table:table-cell office:value-type="float" office:value="0.4375" calcext:value-type="float">
            <text:p>0.437500000</text:p>
          </table:table-cell>
          <table:table-cell office:value-type="float" office:value="0.438194444444444" calcext:value-type="float">
            <text:p>0.438194444</text:p>
          </table:table-cell>
          <table:table-cell office:value-type="float" office:value="0.438888888888889" calcext:value-type="float">
            <text:p>0.438888889</text:p>
          </table:table-cell>
          <table:table-cell office:value-type="float" office:value="0.440277777777778" calcext:value-type="float">
            <text:p>0.440277778</text:p>
          </table:table-cell>
          <table:table-cell office:value-type="float" office:value="0.441666666666667" calcext:value-type="float">
            <text:p>0.441666667</text:p>
          </table:table-cell>
          <table:table-cell office:value-type="float" office:value="0.442361111111111" calcext:value-type="float">
            <text:p>0.442361111</text:p>
          </table:table-cell>
          <table:table-cell office:value-type="float" office:value="0.44375" calcext:value-type="float">
            <text:p>0.443750000</text:p>
          </table:table-cell>
          <table:table-cell office:value-type="float" office:value="0.445138888888889" calcext:value-type="float">
            <text:p>0.445138889</text:p>
          </table:table-cell>
          <table:table-cell office:value-type="float" office:value="0.445833333333333" calcext:value-type="float">
            <text:p>0.445833333</text:p>
          </table:table-cell>
          <table:table-cell office:value-type="float" office:value="0.446527777777778" calcext:value-type="float">
            <text:p>0.446527778</text:p>
          </table:table-cell>
          <table:table-cell office:value-type="float" office:value="0.447916666666667" calcext:value-type="float">
            <text:p>0.447916667</text:p>
          </table:table-cell>
          <table:table-cell office:value-type="float" office:value="0.449305555555556" calcext:value-type="float">
            <text:p>0.449305556</text:p>
          </table:table-cell>
          <table:table-cell office:value-type="float" office:value="0.450694444444444" calcext:value-type="float">
            <text:p>0.450694444</text:p>
          </table:table-cell>
          <table:table-cell office:value-type="float" office:value="0.452777777777778" calcext:value-type="float">
            <text:p>0.452777778</text:p>
          </table:table-cell>
          <table:table-cell office:value-type="float" office:value="0.454861111111111" calcext:value-type="float">
            <text:p>0.454861111</text:p>
          </table:table-cell>
          <table:table-cell office:value-type="float" office:value="0.455555555555556" calcext:value-type="float">
            <text:p>0.455555556</text:p>
          </table:table-cell>
          <table:table-cell office:value-type="float" office:value="0.4625" calcext:value-type="float">
            <text:p>0.462500000</text:p>
          </table:table-cell>
          <table:table-cell office:value-type="float" office:value="0.474305555555556" calcext:value-type="float">
            <text:p>0.474305556</text:p>
          </table:table-cell>
          <table:table-cell table:number-columns-repeated="13"/>
        </table:table-row>
        <table:table-row table:style-name="ro1">
          <table:table-cell office:value-type="float" office:value="0.461805555555556" calcext:value-type="float">
            <text:p>0.461805556</text:p>
          </table:table-cell>
          <table:table-cell office:value-type="float" office:value="0.4625" calcext:value-type="float">
            <text:p>0.462500000</text:p>
          </table:table-cell>
          <table:table-cell office:value-type="float" office:value="0.463194444444444" calcext:value-type="float">
            <text:p>0.463194444</text:p>
          </table:table-cell>
          <table:table-cell office:value-type="float" office:value="0.464583333333333" calcext:value-type="float">
            <text:p>0.464583333</text:p>
          </table:table-cell>
          <table:table-cell office:value-type="float" office:value="0.465972222222222" calcext:value-type="float">
            <text:p>0.465972222</text:p>
          </table:table-cell>
          <table:table-cell office:value-type="float" office:value="0.466666666666667" calcext:value-type="float">
            <text:p>0.466666667</text:p>
          </table:table-cell>
          <table:table-cell office:value-type="float" office:value="0.468055555555556" calcext:value-type="float">
            <text:p>0.468055556</text:p>
          </table:table-cell>
          <table:table-cell office:value-type="float" office:value="0.469444444444444" calcext:value-type="float">
            <text:p>0.469444444</text:p>
          </table:table-cell>
          <table:table-cell office:value-type="float" office:value="0.470138888888889" calcext:value-type="float">
            <text:p>0.470138889</text:p>
          </table:table-cell>
          <table:table-cell office:value-type="float" office:value="0.470833333333333" calcext:value-type="float">
            <text:p>0.470833333</text:p>
          </table:table-cell>
          <table:table-cell office:value-type="float" office:value="0.472222222222222" calcext:value-type="float">
            <text:p>0.472222222</text:p>
          </table:table-cell>
          <table:table-cell office:value-type="float" office:value="0.473611111111111" calcext:value-type="float">
            <text:p>0.473611111</text:p>
          </table:table-cell>
          <table:table-cell office:value-type="float" office:value="0.475" calcext:value-type="float">
            <text:p>0.475000000</text:p>
          </table:table-cell>
          <table:table-cell office:value-type="float" office:value="0.477083333333333" calcext:value-type="float">
            <text:p>0.477083333</text:p>
          </table:table-cell>
          <table:table-cell office:value-type="float" office:value="0.479166666666667" calcext:value-type="float">
            <text:p>0.479166667</text:p>
          </table:table-cell>
          <table:table-cell office:value-type="float" office:value="0.479861111111111" calcext:value-type="float">
            <text:p>0.479861111</text:p>
          </table:table-cell>
          <table:table-cell office:value-type="float" office:value="0.486805555555556" calcext:value-type="float">
            <text:p>0.486805556</text:p>
          </table:table-cell>
          <table:table-cell office:value-type="float" office:value="0.498611111111111" calcext:value-type="float">
            <text:p>0.498611111</text:p>
          </table:table-cell>
          <table:table-cell table:number-columns-repeated="13"/>
        </table:table-row>
        <table:table-row table:style-name="ro1">
          <table:table-cell office:value-type="float" office:value="0.493055555555556" calcext:value-type="float">
            <text:p>0.493055556</text:p>
          </table:table-cell>
          <table:table-cell office:value-type="float" office:value="0.49375" calcext:value-type="float">
            <text:p>0.493750000</text:p>
          </table:table-cell>
          <table:table-cell office:value-type="float" office:value="0.494444444444444" calcext:value-type="float">
            <text:p>0.494444444</text:p>
          </table:table-cell>
          <table:table-cell office:value-type="float" office:value="0.495833333333333" calcext:value-type="float">
            <text:p>0.495833333</text:p>
          </table:table-cell>
          <table:table-cell office:value-type="float" office:value="0.497222222222222" calcext:value-type="float">
            <text:p>0.497222222</text:p>
          </table:table-cell>
          <table:table-cell office:value-type="float" office:value="0.497916666666667" calcext:value-type="float">
            <text:p>0.497916667</text:p>
          </table:table-cell>
          <table:table-cell office:value-type="float" office:value="0.499305555555556" calcext:value-type="float">
            <text:p>0.499305556</text:p>
          </table:table-cell>
          <table:table-cell office:value-type="float" office:value="0.500694444444444" calcext:value-type="float">
            <text:p>0.500694444</text:p>
          </table:table-cell>
          <table:table-cell office:value-type="float" office:value="0.501388888888889" calcext:value-type="float">
            <text:p>0.501388889</text:p>
          </table:table-cell>
          <table:table-cell office:value-type="float" office:value="0.502083333333333" calcext:value-type="float">
            <text:p>0.502083333</text:p>
          </table:table-cell>
          <table:table-cell office:value-type="float" office:value="0.503472222222222" calcext:value-type="float">
            <text:p>0.503472222</text:p>
          </table:table-cell>
          <table:table-cell office:value-type="float" office:value="0.504861111111111" calcext:value-type="float">
            <text:p>0.504861111</text:p>
          </table:table-cell>
          <table:table-cell office:value-type="float" office:value="0.50625" calcext:value-type="float">
            <text:p>0.506250000</text:p>
          </table:table-cell>
          <table:table-cell office:value-type="float" office:value="0.508333333333333" calcext:value-type="float">
            <text:p>0.508333333</text:p>
          </table:table-cell>
          <table:table-cell office:value-type="float" office:value="0.510416666666667" calcext:value-type="float">
            <text:p>0.510416667</text:p>
          </table:table-cell>
          <table:table-cell office:value-type="float" office:value="0.511111111111111" calcext:value-type="float">
            <text:p>0.511111111</text:p>
          </table:table-cell>
          <table:table-cell office:value-type="float" office:value="0.518055555555556" calcext:value-type="float">
            <text:p>0.518055556</text:p>
          </table:table-cell>
          <table:table-cell office:value-type="float" office:value="0.529861111111111" calcext:value-type="float">
            <text:p>0.529861111</text:p>
          </table:table-cell>
          <table:table-cell table:number-columns-repeated="13"/>
        </table:table-row>
        <table:table-row table:style-name="ro1">
          <table:table-cell office:value-type="float" office:value="0.520833333333333" calcext:value-type="float">
            <text:p>0.520833333</text:p>
          </table:table-cell>
          <table:table-cell office:value-type="float" office:value="0.521527777777778" calcext:value-type="float">
            <text:p>0.521527778</text:p>
          </table:table-cell>
          <table:table-cell office:value-type="float" office:value="0.522222222222222" calcext:value-type="float">
            <text:p>0.522222222</text:p>
          </table:table-cell>
          <table:table-cell office:value-type="float" office:value="0.523611111111111" calcext:value-type="float">
            <text:p>0.523611111</text:p>
          </table:table-cell>
          <table:table-cell office:value-type="float" office:value="0.525" calcext:value-type="float">
            <text:p>0.525000000</text:p>
          </table:table-cell>
          <table:table-cell office:value-type="float" office:value="0.525694444444444" calcext:value-type="float">
            <text:p>0.525694444</text:p>
          </table:table-cell>
          <table:table-cell office:value-type="float" office:value="0.527083333333333" calcext:value-type="float">
            <text:p>0.527083333</text:p>
          </table:table-cell>
          <table:table-cell office:value-type="float" office:value="0.528472222222222" calcext:value-type="float">
            <text:p>0.528472222</text:p>
          </table:table-cell>
          <table:table-cell office:value-type="float" office:value="0.529166666666667" calcext:value-type="float">
            <text:p>0.529166667</text:p>
          </table:table-cell>
          <table:table-cell office:value-type="float" office:value="0.529861111111111" calcext:value-type="float">
            <text:p>0.529861111</text:p>
          </table:table-cell>
          <table:table-cell office:value-type="float" office:value="0.53125" calcext:value-type="float">
            <text:p>0.531250000</text:p>
          </table:table-cell>
          <table:table-cell office:value-type="float" office:value="0.532638888888889" calcext:value-type="float">
            <text:p>0.532638889</text:p>
          </table:table-cell>
          <table:table-cell office:value-type="float" office:value="0.534027777777778" calcext:value-type="float">
            <text:p>0.534027778</text:p>
          </table:table-cell>
          <table:table-cell office:value-type="float" office:value="0.536111111111111" calcext:value-type="float">
            <text:p>0.536111111</text:p>
          </table:table-cell>
          <table:table-cell office:value-type="float" office:value="0.538194444444444" calcext:value-type="float">
            <text:p>0.538194444</text:p>
          </table:table-cell>
          <table:table-cell office:value-type="float" office:value="0.538888888888889" calcext:value-type="float">
            <text:p>0.538888889</text:p>
          </table:table-cell>
          <table:table-cell office:value-type="float" office:value="0.545833333333333" calcext:value-type="float">
            <text:p>0.545833333</text:p>
          </table:table-cell>
          <table:table-cell office:value-type="float" office:value="0.557638888888889" calcext:value-type="float">
            <text:p>0.557638889</text:p>
          </table:table-cell>
          <table:table-cell table:number-columns-repeated="13"/>
        </table:table-row>
        <table:table-row table:style-name="ro1">
          <table:table-cell office:value-type="float" office:value="0.534722222222222" calcext:value-type="float">
            <text:p>0.534722222</text:p>
          </table:table-cell>
          <table:table-cell office:value-type="float" office:value="0.535416666666667" calcext:value-type="float">
            <text:p>0.535416667</text:p>
          </table:table-cell>
          <table:table-cell office:value-type="float" office:value="0.536111111111111" calcext:value-type="float">
            <text:p>0.536111111</text:p>
          </table:table-cell>
          <table:table-cell office:value-type="float" office:value="0.5375" calcext:value-type="float">
            <text:p>0.537500000</text:p>
          </table:table-cell>
          <table:table-cell office:value-type="float" office:value="0.538888888888889" calcext:value-type="float">
            <text:p>0.538888889</text:p>
          </table:table-cell>
          <table:table-cell office:value-type="float" office:value="0.539583333333333" calcext:value-type="float">
            <text:p>0.539583333</text:p>
          </table:table-cell>
          <table:table-cell office:value-type="float" office:value="0.540972222222222" calcext:value-type="float">
            <text:p>0.540972222</text:p>
          </table:table-cell>
          <table:table-cell office:value-type="float" office:value="0.542361111111111" calcext:value-type="float">
            <text:p>0.542361111</text:p>
          </table:table-cell>
          <table:table-cell office:value-type="float" office:value="0.543055555555555" calcext:value-type="float">
            <text:p>0.543055556</text:p>
          </table:table-cell>
          <table:table-cell office:value-type="float" office:value="0.54375" calcext:value-type="float">
            <text:p>0.543750000</text:p>
          </table:table-cell>
          <table:table-cell office:value-type="float" office:value="0.545138888888889" calcext:value-type="float">
            <text:p>0.545138889</text:p>
          </table:table-cell>
          <table:table-cell office:value-type="float" office:value="0.546527777777778" calcext:value-type="float">
            <text:p>0.546527778</text:p>
          </table:table-cell>
          <table:table-cell office:value-type="float" office:value="0.547916666666667" calcext:value-type="float">
            <text:p>0.547916667</text:p>
          </table:table-cell>
          <table:table-cell office:value-type="float" office:value="0.55" calcext:value-type="float">
            <text:p>0.550000000</text:p>
          </table:table-cell>
          <table:table-cell office:value-type="float" office:value="0.552083333333333" calcext:value-type="float">
            <text:p>0.552083333</text:p>
          </table:table-cell>
          <table:table-cell office:value-type="float" office:value="0.552777777777778" calcext:value-type="float">
            <text:p>0.552777778</text:p>
          </table:table-cell>
          <table:table-cell office:value-type="float" office:value="0.559722222222222" calcext:value-type="float">
            <text:p>0.559722222</text:p>
          </table:table-cell>
          <table:table-cell office:value-type="float" office:value="0.571527777777778" calcext:value-type="float">
            <text:p>0.571527778</text:p>
          </table:table-cell>
          <table:table-cell table:number-columns-repeated="13"/>
        </table:table-row>
        <table:table-row table:style-name="ro1">
          <table:table-cell office:value-type="float" office:value="0.559027777777778" calcext:value-type="float">
            <text:p>0.559027778</text:p>
          </table:table-cell>
          <table:table-cell office:value-type="float" office:value="0.559722222222222" calcext:value-type="float">
            <text:p>0.559722222</text:p>
          </table:table-cell>
          <table:table-cell office:value-type="float" office:value="0.560416666666667" calcext:value-type="float">
            <text:p>0.560416667</text:p>
          </table:table-cell>
          <table:table-cell office:value-type="float" office:value="0.561805555555556" calcext:value-type="float">
            <text:p>0.561805556</text:p>
          </table:table-cell>
          <table:table-cell office:value-type="float" office:value="0.563194444444444" calcext:value-type="float">
            <text:p>0.563194444</text:p>
          </table:table-cell>
          <table:table-cell office:value-type="float" office:value="0.563888888888889" calcext:value-type="float">
            <text:p>0.563888889</text:p>
          </table:table-cell>
          <table:table-cell office:value-type="float" office:value="0.565277777777778" calcext:value-type="float">
            <text:p>0.565277778</text:p>
          </table:table-cell>
          <table:table-cell office:value-type="float" office:value="0.566666666666667" calcext:value-type="float">
            <text:p>0.566666667</text:p>
          </table:table-cell>
          <table:table-cell office:value-type="float" office:value="0.567361111111111" calcext:value-type="float">
            <text:p>0.567361111</text:p>
          </table:table-cell>
          <table:table-cell office:value-type="float" office:value="0.568055555555556" calcext:value-type="float">
            <text:p>0.568055556</text:p>
          </table:table-cell>
          <table:table-cell office:value-type="float" office:value="0.569444444444444" calcext:value-type="float">
            <text:p>0.569444444</text:p>
          </table:table-cell>
          <table:table-cell office:value-type="float" office:value="0.570833333333333" calcext:value-type="float">
            <text:p>0.570833333</text:p>
          </table:table-cell>
          <table:table-cell office:value-type="float" office:value="0.572222222222222" calcext:value-type="float">
            <text:p>0.572222222</text:p>
          </table:table-cell>
          <table:table-cell office:value-type="float" office:value="0.574305555555555" calcext:value-type="float">
            <text:p>0.574305556</text:p>
          </table:table-cell>
          <table:table-cell office:value-type="float" office:value="0.576388888888889" calcext:value-type="float">
            <text:p>0.576388889</text:p>
          </table:table-cell>
          <table:table-cell office:value-type="float" office:value="0.577083333333333" calcext:value-type="float">
            <text:p>0.577083333</text:p>
          </table:table-cell>
          <table:table-cell office:value-type="float" office:value="0.584027777777778" calcext:value-type="float">
            <text:p>0.584027778</text:p>
          </table:table-cell>
          <table:table-cell office:value-type="float" office:value="0.595833333333333" calcext:value-type="float">
            <text:p>0.595833333</text:p>
          </table:table-cell>
          <table:table-cell table:number-columns-repeated="13"/>
        </table:table-row>
        <table:table-row table:style-name="ro1">
          <table:table-cell office:value-type="float" office:value="0.579861111111111" calcext:value-type="float">
            <text:p>0.579861111</text:p>
          </table:table-cell>
          <table:table-cell office:value-type="float" office:value="0.580555555555556" calcext:value-type="float">
            <text:p>0.580555556</text:p>
          </table:table-cell>
          <table:table-cell office:value-type="float" office:value="0.58125" calcext:value-type="float">
            <text:p>0.581250000</text:p>
          </table:table-cell>
          <table:table-cell office:value-type="float" office:value="0.582638888888889" calcext:value-type="float">
            <text:p>0.582638889</text:p>
          </table:table-cell>
          <table:table-cell office:value-type="float" office:value="0.584027777777778" calcext:value-type="float">
            <text:p>0.584027778</text:p>
          </table:table-cell>
          <table:table-cell office:value-type="float" office:value="0.584722222222222" calcext:value-type="float">
            <text:p>0.584722222</text:p>
          </table:table-cell>
          <table:table-cell office:value-type="float" office:value="0.586111111111111" calcext:value-type="float">
            <text:p>0.586111111</text:p>
          </table:table-cell>
          <table:table-cell office:value-type="float" office:value="0.5875" calcext:value-type="float">
            <text:p>0.587500000</text:p>
          </table:table-cell>
          <table:table-cell office:value-type="float" office:value="0.588194444444444" calcext:value-type="float">
            <text:p>0.588194444</text:p>
          </table:table-cell>
          <table:table-cell office:value-type="float" office:value="0.588888888888889" calcext:value-type="float">
            <text:p>0.588888889</text:p>
          </table:table-cell>
          <table:table-cell office:value-type="float" office:value="0.590277777777778" calcext:value-type="float">
            <text:p>0.590277778</text:p>
          </table:table-cell>
          <table:table-cell office:value-type="float" office:value="0.591666666666667" calcext:value-type="float">
            <text:p>0.591666667</text:p>
          </table:table-cell>
          <table:table-cell office:value-type="float" office:value="0.593055555555556" calcext:value-type="float">
            <text:p>0.593055556</text:p>
          </table:table-cell>
          <table:table-cell office:value-type="float" office:value="0.595138888888889" calcext:value-type="float">
            <text:p>0.595138889</text:p>
          </table:table-cell>
          <table:table-cell office:value-type="float" office:value="0.597222222222222" calcext:value-type="float">
            <text:p>0.597222222</text:p>
          </table:table-cell>
          <table:table-cell office:value-type="float" office:value="0.597916666666667" calcext:value-type="float">
            <text:p>0.597916667</text:p>
          </table:table-cell>
          <table:table-cell office:value-type="float" office:value="0.604861111111111" calcext:value-type="float">
            <text:p>0.604861111</text:p>
          </table:table-cell>
          <table:table-cell office:value-type="float" office:value="0.616666666666667" calcext:value-type="float">
            <text:p>0.616666667</text:p>
          </table:table-cell>
          <table:table-cell table:number-columns-repeated="13"/>
        </table:table-row>
        <table:table-row table:style-name="ro1">
          <table:table-cell office:value-type="float" office:value="0.607638888888889" calcext:value-type="float">
            <text:p>0.607638889</text:p>
          </table:table-cell>
          <table:table-cell office:value-type="float" office:value="0.608333333333333" calcext:value-type="float">
            <text:p>0.608333333</text:p>
          </table:table-cell>
          <table:table-cell office:value-type="float" office:value="0.609027777777778" calcext:value-type="float">
            <text:p>0.609027778</text:p>
          </table:table-cell>
          <table:table-cell office:value-type="float" office:value="0.610416666666667" calcext:value-type="float">
            <text:p>0.610416667</text:p>
          </table:table-cell>
          <table:table-cell office:value-type="float" office:value="0.611805555555556" calcext:value-type="float">
            <text:p>0.611805556</text:p>
          </table:table-cell>
          <table:table-cell office:value-type="float" office:value="0.6125" calcext:value-type="float">
            <text:p>0.612500000</text:p>
          </table:table-cell>
          <table:table-cell office:value-type="float" office:value="0.613888888888889" calcext:value-type="float">
            <text:p>0.613888889</text:p>
          </table:table-cell>
          <table:table-cell office:value-type="float" office:value="0.615277777777778" calcext:value-type="float">
            <text:p>0.615277778</text:p>
          </table:table-cell>
          <table:table-cell office:value-type="float" office:value="0.615972222222222" calcext:value-type="float">
            <text:p>0.615972222</text:p>
          </table:table-cell>
          <table:table-cell office:value-type="float" office:value="0.616666666666667" calcext:value-type="float">
            <text:p>0.616666667</text:p>
          </table:table-cell>
          <table:table-cell office:value-type="float" office:value="0.618055555555556" calcext:value-type="float">
            <text:p>0.618055556</text:p>
          </table:table-cell>
          <table:table-cell office:value-type="float" office:value="0.619444444444444" calcext:value-type="float">
            <text:p>0.619444444</text:p>
          </table:table-cell>
          <table:table-cell office:value-type="float" office:value="0.620833333333333" calcext:value-type="float">
            <text:p>0.620833333</text:p>
          </table:table-cell>
          <table:table-cell office:value-type="float" office:value="0.622916666666667" calcext:value-type="float">
            <text:p>0.622916667</text:p>
          </table:table-cell>
          <table:table-cell office:value-type="float" office:value="0.625" calcext:value-type="float">
            <text:p>0.625000000</text:p>
          </table:table-cell>
          <table:table-cell office:value-type="float" office:value="0.625694444444444" calcext:value-type="float">
            <text:p>0.625694444</text:p>
          </table:table-cell>
          <table:table-cell office:value-type="float" office:value="0.632638888888889" calcext:value-type="float">
            <text:p>0.632638889</text:p>
          </table:table-cell>
          <table:table-cell office:value-type="float" office:value="0.644444444444444" calcext:value-type="float">
            <text:p>0.644444444</text:p>
          </table:table-cell>
          <table:table-cell table:number-columns-repeated="13"/>
        </table:table-row>
        <table:table-row table:style-name="ro1">
          <table:table-cell office:value-type="float" office:value="0.621527777777778" calcext:value-type="float">
            <text:p>0.621527778</text:p>
          </table:table-cell>
          <table:table-cell office:value-type="float" office:value="0.622222222222222" calcext:value-type="float">
            <text:p>0.622222222</text:p>
          </table:table-cell>
          <table:table-cell office:value-type="float" office:value="0.622916666666667" calcext:value-type="float">
            <text:p>0.622916667</text:p>
          </table:table-cell>
          <table:table-cell office:value-type="float" office:value="0.624305555555556" calcext:value-type="float">
            <text:p>0.624305556</text:p>
          </table:table-cell>
          <table:table-cell office:value-type="float" office:value="0.625694444444444" calcext:value-type="float">
            <text:p>0.625694444</text:p>
          </table:table-cell>
          <table:table-cell office:value-type="float" office:value="0.626388888888889" calcext:value-type="float">
            <text:p>0.626388889</text:p>
          </table:table-cell>
          <table:table-cell office:value-type="float" office:value="0.627777777777778" calcext:value-type="float">
            <text:p>0.627777778</text:p>
          </table:table-cell>
          <table:table-cell office:value-type="float" office:value="0.629166666666667" calcext:value-type="float">
            <text:p>0.629166667</text:p>
          </table:table-cell>
          <table:table-cell office:value-type="float" office:value="0.629861111111111" calcext:value-type="float">
            <text:p>0.629861111</text:p>
          </table:table-cell>
          <table:table-cell office:value-type="float" office:value="0.630555555555556" calcext:value-type="float">
            <text:p>0.630555556</text:p>
          </table:table-cell>
          <table:table-cell office:value-type="float" office:value="0.631944444444444" calcext:value-type="float">
            <text:p>0.631944444</text:p>
          </table:table-cell>
          <table:table-cell office:value-type="float" office:value="0.633333333333333" calcext:value-type="float">
            <text:p>0.633333333</text:p>
          </table:table-cell>
          <table:table-cell office:value-type="float" office:value="0.634722222222222" calcext:value-type="float">
            <text:p>0.634722222</text:p>
          </table:table-cell>
          <table:table-cell office:value-type="float" office:value="0.636805555555556" calcext:value-type="float">
            <text:p>0.636805556</text:p>
          </table:table-cell>
          <table:table-cell office:value-type="float" office:value="0.638888888888889" calcext:value-type="float">
            <text:p>0.638888889</text:p>
          </table:table-cell>
          <table:table-cell office:value-type="float" office:value="0.639583333333333" calcext:value-type="float">
            <text:p>0.639583333</text:p>
          </table:table-cell>
          <table:table-cell office:value-type="float" office:value="0.646527777777778" calcext:value-type="float">
            <text:p>0.646527778</text:p>
          </table:table-cell>
          <table:table-cell office:value-type="float" office:value="0.663888888888889" calcext:value-type="float">
            <text:p>0.663888889</text:p>
          </table:table-cell>
          <table:table-cell table:number-columns-repeated="13"/>
        </table:table-row>
        <table:table-row table:style-name="ro1">
          <table:table-cell table:style-name="ce2" office:value-type="float" office:value="0.638888888888889" calcext:value-type="float">
            <text:p>0.638888889</text:p>
          </table:table-cell>
          <table:table-cell office:value-type="float" office:value="0.639583333333333" calcext:value-type="float">
            <text:p>0.639583333</text:p>
          </table:table-cell>
          <table:table-cell office:value-type="float" office:value="0.640277777777778" calcext:value-type="float">
            <text:p>0.640277778</text:p>
          </table:table-cell>
          <table:table-cell office:value-type="float" office:value="0.641666666666667" calcext:value-type="float">
            <text:p>0.641666667</text:p>
          </table:table-cell>
          <table:table-cell office:value-type="float" office:value="0.643055555555555" calcext:value-type="float">
            <text:p>0.643055556</text:p>
          </table:table-cell>
          <table:table-cell office:value-type="float" office:value="0.64375" calcext:value-type="float">
            <text:p>0.643750000</text:p>
          </table:table-cell>
          <table:table-cell office:value-type="float" office:value="0.645138888888889" calcext:value-type="float">
            <text:p>0.645138889</text:p>
          </table:table-cell>
          <table:table-cell office:value-type="float" office:value="0.646527777777778" calcext:value-type="float">
            <text:p>0.646527778</text:p>
          </table:table-cell>
          <table:table-cell office:value-type="float" office:value="0.647222222222222" calcext:value-type="float">
            <text:p>0.647222222</text:p>
          </table:table-cell>
          <table:table-cell office:value-type="float" office:value="0.647916666666667" calcext:value-type="float">
            <text:p>0.647916667</text:p>
          </table:table-cell>
          <table:table-cell office:value-type="float" office:value="0.649305555555556" calcext:value-type="float">
            <text:p>0.649305556</text:p>
          </table:table-cell>
          <table:table-cell office:value-type="float" office:value="0.650694444444444" calcext:value-type="float">
            <text:p>0.650694444</text:p>
          </table:table-cell>
          <table:table-cell office:value-type="float" office:value="0.652083333333333" calcext:value-type="float">
            <text:p>0.652083333</text:p>
          </table:table-cell>
          <table:table-cell office:value-type="float" office:value="0.654166666666667" calcext:value-type="float">
            <text:p>0.654166667</text:p>
          </table:table-cell>
          <table:table-cell office:value-type="float" office:value="0.65625" calcext:value-type="float">
            <text:p>0.656250000</text:p>
          </table:table-cell>
          <table:table-cell office:value-type="float" office:value="0.656944444444444" calcext:value-type="float">
            <text:p>0.656944444</text:p>
          </table:table-cell>
          <table:table-cell office:value-type="float" office:value="0.663888888888889" calcext:value-type="float">
            <text:p>0.663888889</text:p>
          </table:table-cell>
          <table:table-cell office:value-type="float" office:value="0.68125" calcext:value-type="float">
            <text:p>0.681250000</text:p>
          </table:table-cell>
          <table:table-cell table:number-columns-repeated="13"/>
        </table:table-row>
        <table:table-row table:style-name="ro1">
          <table:table-cell office:value-type="float" office:value="0.65625" calcext:value-type="float">
            <text:p>0.656250000</text:p>
          </table:table-cell>
          <table:table-cell office:value-type="float" office:value="0.656944444444444" calcext:value-type="float">
            <text:p>0.656944444</text:p>
          </table:table-cell>
          <table:table-cell office:value-type="float" office:value="0.657638888888889" calcext:value-type="float">
            <text:p>0.657638889</text:p>
          </table:table-cell>
          <table:table-cell office:value-type="float" office:value="0.659027777777778" calcext:value-type="float">
            <text:p>0.659027778</text:p>
          </table:table-cell>
          <table:table-cell office:value-type="float" office:value="0.660416666666667" calcext:value-type="float">
            <text:p>0.660416667</text:p>
          </table:table-cell>
          <table:table-cell office:value-type="float" office:value="0.661111111111111" calcext:value-type="float">
            <text:p>0.661111111</text:p>
          </table:table-cell>
          <table:table-cell office:value-type="float" office:value="0.6625" calcext:value-type="float">
            <text:p>0.662500000</text:p>
          </table:table-cell>
          <table:table-cell office:value-type="float" office:value="0.663888888888889" calcext:value-type="float">
            <text:p>0.663888889</text:p>
          </table:table-cell>
          <table:table-cell office:value-type="float" office:value="0.664583333333333" calcext:value-type="float">
            <text:p>0.664583333</text:p>
          </table:table-cell>
          <table:table-cell office:value-type="float" office:value="0.665277777777778" calcext:value-type="float">
            <text:p>0.665277778</text:p>
          </table:table-cell>
          <table:table-cell office:value-type="float" office:value="0.666666666666667" calcext:value-type="float">
            <text:p>0.666666667</text:p>
          </table:table-cell>
          <table:table-cell office:value-type="float" office:value="0.668055555555556" calcext:value-type="float">
            <text:p>0.668055556</text:p>
          </table:table-cell>
          <table:table-cell office:value-type="float" office:value="0.669444444444444" calcext:value-type="float">
            <text:p>0.669444444</text:p>
          </table:table-cell>
          <table:table-cell office:value-type="float" office:value="0.671527777777778" calcext:value-type="float">
            <text:p>0.671527778</text:p>
          </table:table-cell>
          <table:table-cell office:value-type="float" office:value="0.673611111111111" calcext:value-type="float">
            <text:p>0.673611111</text:p>
          </table:table-cell>
          <table:table-cell office:value-type="float" office:value="0.674305555555555" calcext:value-type="float">
            <text:p>0.674305556</text:p>
          </table:table-cell>
          <table:table-cell office:value-type="float" office:value="0.68125" calcext:value-type="float">
            <text:p>0.681250000</text:p>
          </table:table-cell>
          <table:table-cell office:value-type="float" office:value="0.698611111111111" calcext:value-type="float">
            <text:p>0.698611111</text:p>
          </table:table-cell>
          <table:table-cell table:style-name="ce3" table:number-columns-repeated="13"/>
        </table:table-row>
        <table:table-row table:style-name="ro1">
          <table:table-cell office:value-type="float" office:value="0.666666666666667" calcext:value-type="float">
            <text:p>0.666666667</text:p>
          </table:table-cell>
          <table:table-cell office:value-type="float" office:value="0.667361111111111" calcext:value-type="float">
            <text:p>0.667361111</text:p>
          </table:table-cell>
          <table:table-cell office:value-type="float" office:value="0.668055555555556" calcext:value-type="float">
            <text:p>0.668055556</text:p>
          </table:table-cell>
          <table:table-cell office:value-type="float" office:value="0.669444444444444" calcext:value-type="float">
            <text:p>0.669444444</text:p>
          </table:table-cell>
          <table:table-cell office:value-type="float" office:value="0.670833333333333" calcext:value-type="float">
            <text:p>0.670833333</text:p>
          </table:table-cell>
          <table:table-cell office:value-type="float" office:value="0.671527777777778" calcext:value-type="float">
            <text:p>0.671527778</text:p>
          </table:table-cell>
          <table:table-cell office:value-type="float" office:value="0.672916666666667" calcext:value-type="float">
            <text:p>0.672916667</text:p>
          </table:table-cell>
          <table:table-cell office:value-type="float" office:value="0.674305555555555" calcext:value-type="float">
            <text:p>0.674305556</text:p>
          </table:table-cell>
          <table:table-cell office:value-type="float" office:value="0.675" calcext:value-type="float">
            <text:p>0.675000000</text:p>
          </table:table-cell>
          <table:table-cell office:value-type="float" office:value="0.675694444444444" calcext:value-type="float">
            <text:p>0.675694444</text:p>
          </table:table-cell>
          <table:table-cell office:value-type="float" office:value="0.677083333333333" calcext:value-type="float">
            <text:p>0.677083333</text:p>
          </table:table-cell>
          <table:table-cell office:value-type="float" office:value="0.678472222222222" calcext:value-type="float">
            <text:p>0.678472222</text:p>
          </table:table-cell>
          <table:table-cell office:value-type="float" office:value="0.679861111111111" calcext:value-type="float">
            <text:p>0.679861111</text:p>
          </table:table-cell>
          <table:table-cell office:value-type="float" office:value="0.681944444444444" calcext:value-type="float">
            <text:p>0.681944444</text:p>
          </table:table-cell>
          <table:table-cell office:value-type="float" office:value="0.684027777777778" calcext:value-type="float">
            <text:p>0.684027778</text:p>
          </table:table-cell>
          <table:table-cell office:value-type="float" office:value="0.684722222222222" calcext:value-type="float">
            <text:p>0.684722222</text:p>
          </table:table-cell>
          <table:table-cell office:value-type="float" office:value="0.691666666666667" calcext:value-type="float">
            <text:p>0.691666667</text:p>
          </table:table-cell>
          <table:table-cell office:value-type="float" office:value="0.715972222222222" calcext:value-type="float">
            <text:p>0.715972222</text:p>
          </table:table-cell>
          <table:table-cell table:style-name="ce3" table:number-columns-repeated="13"/>
        </table:table-row>
        <table:table-row table:style-name="ro1">
          <table:table-cell office:value-type="float" office:value="0.6875" calcext:value-type="float">
            <text:p>0.687500000</text:p>
          </table:table-cell>
          <table:table-cell office:value-type="float" office:value="0.688194444444444" calcext:value-type="float">
            <text:p>0.688194444</text:p>
          </table:table-cell>
          <table:table-cell office:value-type="float" office:value="0.688888888888889" calcext:value-type="float">
            <text:p>0.688888889</text:p>
          </table:table-cell>
          <table:table-cell office:value-type="float" office:value="0.690277777777778" calcext:value-type="float">
            <text:p>0.690277778</text:p>
          </table:table-cell>
          <table:table-cell office:value-type="float" office:value="0.691666666666667" calcext:value-type="float">
            <text:p>0.691666667</text:p>
          </table:table-cell>
          <table:table-cell office:value-type="float" office:value="0.692361111111111" calcext:value-type="float">
            <text:p>0.692361111</text:p>
          </table:table-cell>
          <table:table-cell office:value-type="float" office:value="0.69375" calcext:value-type="float">
            <text:p>0.693750000</text:p>
          </table:table-cell>
          <table:table-cell office:value-type="float" office:value="0.695138888888889" calcext:value-type="float">
            <text:p>0.695138889</text:p>
          </table:table-cell>
          <table:table-cell office:value-type="float" office:value="0.695833333333333" calcext:value-type="float">
            <text:p>0.695833333</text:p>
          </table:table-cell>
          <table:table-cell office:value-type="float" office:value="0.696527777777778" calcext:value-type="float">
            <text:p>0.696527778</text:p>
          </table:table-cell>
          <table:table-cell office:value-type="float" office:value="0.697916666666667" calcext:value-type="float">
            <text:p>0.697916667</text:p>
          </table:table-cell>
          <table:table-cell office:value-type="float" office:value="0.699305555555556" calcext:value-type="float">
            <text:p>0.699305556</text:p>
          </table:table-cell>
          <table:table-cell office:value-type="float" office:value="0.700694444444444" calcext:value-type="float">
            <text:p>0.700694444</text:p>
          </table:table-cell>
          <table:table-cell office:value-type="float" office:value="0.702777777777778" calcext:value-type="float">
            <text:p>0.702777778</text:p>
          </table:table-cell>
          <table:table-cell office:value-type="float" office:value="0.704861111111111" calcext:value-type="float">
            <text:p>0.704861111</text:p>
          </table:table-cell>
          <table:table-cell office:value-type="float" office:value="0.705555555555555" calcext:value-type="float">
            <text:p>0.705555556</text:p>
          </table:table-cell>
          <table:table-cell office:value-type="float" office:value="0.7125" calcext:value-type="float">
            <text:p>0.712500000</text:p>
          </table:table-cell>
          <table:table-cell office:value-type="float" office:value="0.733333333333333" calcext:value-type="float">
            <text:p>0.733333333</text:p>
          </table:table-cell>
          <table:table-cell table:style-name="ce3" table:number-columns-repeated="13"/>
        </table:table-row>
        <table:table-row table:style-name="ro1">
          <table:table-cell office:value-type="float" office:value="0.708333333333333" calcext:value-type="float">
            <text:p>0.708333333</text:p>
          </table:table-cell>
          <table:table-cell office:value-type="float" office:value="0.709027777777778" calcext:value-type="float">
            <text:p>0.709027778</text:p>
          </table:table-cell>
          <table:table-cell office:value-type="float" office:value="0.709722222222222" calcext:value-type="float">
            <text:p>0.709722222</text:p>
          </table:table-cell>
          <table:table-cell office:value-type="float" office:value="0.711111111111111" calcext:value-type="float">
            <text:p>0.711111111</text:p>
          </table:table-cell>
          <table:table-cell office:value-type="float" office:value="0.7125" calcext:value-type="float">
            <text:p>0.712500000</text:p>
          </table:table-cell>
          <table:table-cell office:value-type="float" office:value="0.713194444444444" calcext:value-type="float">
            <text:p>0.713194444</text:p>
          </table:table-cell>
          <table:table-cell office:value-type="float" office:value="0.714583333333333" calcext:value-type="float">
            <text:p>0.714583333</text:p>
          </table:table-cell>
          <table:table-cell office:value-type="float" office:value="0.715972222222222" calcext:value-type="float">
            <text:p>0.715972222</text:p>
          </table:table-cell>
          <table:table-cell office:value-type="float" office:value="0.716666666666667" calcext:value-type="float">
            <text:p>0.716666667</text:p>
          </table:table-cell>
          <table:table-cell office:value-type="float" office:value="0.717361111111111" calcext:value-type="float">
            <text:p>0.717361111</text:p>
          </table:table-cell>
          <table:table-cell office:value-type="float" office:value="0.71875" calcext:value-type="float">
            <text:p>0.718750000</text:p>
          </table:table-cell>
          <table:table-cell office:value-type="float" office:value="0.720138888888889" calcext:value-type="float">
            <text:p>0.720138889</text:p>
          </table:table-cell>
          <table:table-cell office:value-type="float" office:value="0.721527777777778" calcext:value-type="float">
            <text:p>0.721527778</text:p>
          </table:table-cell>
          <table:table-cell office:value-type="float" office:value="0.723611111111111" calcext:value-type="float">
            <text:p>0.723611111</text:p>
          </table:table-cell>
          <table:table-cell office:value-type="float" office:value="0.725694444444444" calcext:value-type="float">
            <text:p>0.725694444</text:p>
          </table:table-cell>
          <table:table-cell office:value-type="float" office:value="0.726388888888889" calcext:value-type="float">
            <text:p>0.726388889</text:p>
          </table:table-cell>
          <table:table-cell office:value-type="float" office:value="0.733333333333333" calcext:value-type="float">
            <text:p>0.733333333</text:p>
          </table:table-cell>
          <table:table-cell office:value-type="float" office:value="0.757638888888889" calcext:value-type="float">
            <text:p>0.757638889</text:p>
          </table:table-cell>
          <table:table-cell table:style-name="ce3" table:number-columns-repeated="13"/>
        </table:table-row>
        <table:table-row table:style-name="ro1">
          <table:table-cell office:value-type="float" office:value="0.715277777777778" calcext:value-type="float">
            <text:p>0.715277778</text:p>
          </table:table-cell>
          <table:table-cell office:value-type="float" office:value="0.715972222222222" calcext:value-type="float">
            <text:p>0.715972222</text:p>
          </table:table-cell>
          <table:table-cell office:value-type="float" office:value="0.716666666666667" calcext:value-type="float">
            <text:p>0.716666667</text:p>
          </table:table-cell>
          <table:table-cell office:value-type="float" office:value="0.718055555555556" calcext:value-type="float">
            <text:p>0.718055556</text:p>
          </table:table-cell>
          <table:table-cell office:value-type="float" office:value="0.719444444444444" calcext:value-type="float">
            <text:p>0.719444444</text:p>
          </table:table-cell>
          <table:table-cell office:value-type="float" office:value="0.720138888888889" calcext:value-type="float">
            <text:p>0.720138889</text:p>
          </table:table-cell>
          <table:table-cell office:value-type="float" office:value="0.721527777777778" calcext:value-type="float">
            <text:p>0.721527778</text:p>
          </table:table-cell>
          <table:table-cell office:value-type="float" office:value="0.722916666666667" calcext:value-type="float">
            <text:p>0.722916667</text:p>
          </table:table-cell>
          <table:table-cell office:value-type="float" office:value="0.723611111111111" calcext:value-type="float">
            <text:p>0.723611111</text:p>
          </table:table-cell>
          <table:table-cell office:value-type="float" office:value="0.724305555555556" calcext:value-type="float">
            <text:p>0.724305556</text:p>
          </table:table-cell>
          <table:table-cell office:value-type="float" office:value="0.725694444444444" calcext:value-type="float">
            <text:p>0.725694444</text:p>
          </table:table-cell>
          <table:table-cell office:value-type="float" office:value="0.727083333333333" calcext:value-type="float">
            <text:p>0.727083333</text:p>
          </table:table-cell>
          <table:table-cell office:value-type="float" office:value="0.728472222222222" calcext:value-type="float">
            <text:p>0.728472222</text:p>
          </table:table-cell>
          <table:table-cell office:value-type="float" office:value="0.730555555555556" calcext:value-type="float">
            <text:p>0.730555556</text:p>
          </table:table-cell>
          <table:table-cell office:value-type="float" office:value="0.732638888888889" calcext:value-type="float">
            <text:p>0.732638889</text:p>
          </table:table-cell>
          <table:table-cell office:value-type="float" office:value="0.733333333333333" calcext:value-type="float">
            <text:p>0.733333333</text:p>
          </table:table-cell>
          <table:table-cell office:value-type="float" office:value="0.740277777777778" calcext:value-type="float">
            <text:p>0.740277778</text:p>
          </table:table-cell>
          <table:table-cell office:value-type="float" office:value="0.764583333333333" calcext:value-type="float">
            <text:p>0.764583333</text:p>
          </table:table-cell>
          <table:table-cell table:style-name="ce3" table:number-columns-repeated="13"/>
        </table:table-row>
        <table:table-row table:style-name="ro1">
          <table:table-cell office:value-type="float" office:value="0.722222222222222" calcext:value-type="float">
            <text:p>0.722222222</text:p>
          </table:table-cell>
          <table:table-cell office:value-type="float" office:value="0.722916666666667" calcext:value-type="float">
            <text:p>0.722916667</text:p>
          </table:table-cell>
          <table:table-cell office:value-type="float" office:value="0.723611111111111" calcext:value-type="float">
            <text:p>0.723611111</text:p>
          </table:table-cell>
          <table:table-cell office:value-type="float" office:value="0.725" calcext:value-type="float">
            <text:p>0.725000000</text:p>
          </table:table-cell>
          <table:table-cell office:value-type="float" office:value="0.726388888888889" calcext:value-type="float">
            <text:p>0.726388889</text:p>
          </table:table-cell>
          <table:table-cell office:value-type="float" office:value="0.727083333333333" calcext:value-type="float">
            <text:p>0.727083333</text:p>
          </table:table-cell>
          <table:table-cell office:value-type="float" office:value="0.728472222222222" calcext:value-type="float">
            <text:p>0.728472222</text:p>
          </table:table-cell>
          <table:table-cell office:value-type="float" office:value="0.729861111111111" calcext:value-type="float">
            <text:p>0.729861111</text:p>
          </table:table-cell>
          <table:table-cell office:value-type="float" office:value="0.730555555555556" calcext:value-type="float">
            <text:p>0.730555556</text:p>
          </table:table-cell>
          <table:table-cell office:value-type="float" office:value="0.73125" calcext:value-type="float">
            <text:p>0.731250000</text:p>
          </table:table-cell>
          <table:table-cell office:value-type="float" office:value="0.732638888888889" calcext:value-type="float">
            <text:p>0.732638889</text:p>
          </table:table-cell>
          <table:table-cell office:value-type="float" office:value="0.734027777777778" calcext:value-type="float">
            <text:p>0.734027778</text:p>
          </table:table-cell>
          <table:table-cell office:value-type="float" office:value="0.735416666666667" calcext:value-type="float">
            <text:p>0.735416667</text:p>
          </table:table-cell>
          <table:table-cell office:value-type="float" office:value="0.7375" calcext:value-type="float">
            <text:p>0.737500000</text:p>
          </table:table-cell>
          <table:table-cell office:value-type="float" office:value="0.739583333333333" calcext:value-type="float">
            <text:p>0.739583333</text:p>
          </table:table-cell>
          <table:table-cell office:value-type="float" office:value="0.740277777777778" calcext:value-type="float">
            <text:p>0.740277778</text:p>
          </table:table-cell>
          <table:table-cell office:value-type="float" office:value="0.747222222222222" calcext:value-type="float">
            <text:p>0.747222222</text:p>
          </table:table-cell>
          <table:table-cell office:value-type="float" office:value="0.771527777777778" calcext:value-type="float">
            <text:p>0.771527778</text:p>
          </table:table-cell>
          <table:table-cell table:style-name="ce3" table:number-columns-repeated="13"/>
        </table:table-row>
        <table:table-row table:style-name="ro1">
          <table:table-cell office:value-type="float" office:value="0.739583333333333" calcext:value-type="float">
            <text:p>0.739583333</text:p>
          </table:table-cell>
          <table:table-cell office:value-type="float" office:value="0.740277777777778" calcext:value-type="float">
            <text:p>0.740277778</text:p>
          </table:table-cell>
          <table:table-cell office:value-type="float" office:value="0.740972222222222" calcext:value-type="float">
            <text:p>0.740972222</text:p>
          </table:table-cell>
          <table:table-cell office:value-type="float" office:value="0.742361111111111" calcext:value-type="float">
            <text:p>0.742361111</text:p>
          </table:table-cell>
          <table:table-cell office:value-type="float" office:value="0.74375" calcext:value-type="float">
            <text:p>0.743750000</text:p>
          </table:table-cell>
          <table:table-cell office:value-type="float" office:value="0.744444444444444" calcext:value-type="float">
            <text:p>0.744444444</text:p>
          </table:table-cell>
          <table:table-cell office:value-type="float" office:value="0.745833333333333" calcext:value-type="float">
            <text:p>0.745833333</text:p>
          </table:table-cell>
          <table:table-cell office:value-type="float" office:value="0.747222222222222" calcext:value-type="float">
            <text:p>0.747222222</text:p>
          </table:table-cell>
          <table:table-cell office:value-type="float" office:value="0.747916666666667" calcext:value-type="float">
            <text:p>0.747916667</text:p>
          </table:table-cell>
          <table:table-cell office:value-type="float" office:value="0.748611111111111" calcext:value-type="float">
            <text:p>0.748611111</text:p>
          </table:table-cell>
          <table:table-cell office:value-type="float" office:value="0.75" calcext:value-type="float">
            <text:p>0.750000000</text:p>
          </table:table-cell>
          <table:table-cell office:value-type="float" office:value="0.751388888888889" calcext:value-type="float">
            <text:p>0.751388889</text:p>
          </table:table-cell>
          <table:table-cell office:value-type="float" office:value="0.752777777777778" calcext:value-type="float">
            <text:p>0.752777778</text:p>
          </table:table-cell>
          <table:table-cell office:value-type="float" office:value="0.754861111111111" calcext:value-type="float">
            <text:p>0.754861111</text:p>
          </table:table-cell>
          <table:table-cell office:value-type="float" office:value="0.756944444444444" calcext:value-type="float">
            <text:p>0.756944444</text:p>
          </table:table-cell>
          <table:table-cell office:value-type="float" office:value="0.757638888888889" calcext:value-type="float">
            <text:p>0.757638889</text:p>
          </table:table-cell>
          <table:table-cell office:value-type="float" office:value="0.764583333333333" calcext:value-type="float">
            <text:p>0.764583333</text:p>
          </table:table-cell>
          <table:table-cell office:value-type="float" office:value="0.781944444444444" calcext:value-type="float">
            <text:p>0.781944444</text:p>
          </table:table-cell>
          <table:table-cell table:style-name="ce3" table:number-columns-repeated="13"/>
        </table:table-row>
        <table:table-row table:style-name="ro1">
          <table:table-cell office:value-type="float" office:value="0.75" calcext:value-type="float">
            <text:p>0.750000000</text:p>
          </table:table-cell>
          <table:table-cell office:value-type="float" office:value="0.750694444444444" calcext:value-type="float">
            <text:p>0.750694444</text:p>
          </table:table-cell>
          <table:table-cell office:value-type="float" office:value="0.751388888888889" calcext:value-type="float">
            <text:p>0.751388889</text:p>
          </table:table-cell>
          <table:table-cell office:value-type="float" office:value="0.752777777777778" calcext:value-type="float">
            <text:p>0.752777778</text:p>
          </table:table-cell>
          <table:table-cell office:value-type="float" office:value="0.754166666666667" calcext:value-type="float">
            <text:p>0.754166667</text:p>
          </table:table-cell>
          <table:table-cell office:value-type="float" office:value="0.754861111111111" calcext:value-type="float">
            <text:p>0.754861111</text:p>
          </table:table-cell>
          <table:table-cell office:value-type="float" office:value="0.75625" calcext:value-type="float">
            <text:p>0.756250000</text:p>
          </table:table-cell>
          <table:table-cell office:value-type="float" office:value="0.757638888888889" calcext:value-type="float">
            <text:p>0.757638889</text:p>
          </table:table-cell>
          <table:table-cell office:value-type="float" office:value="0.758333333333333" calcext:value-type="float">
            <text:p>0.758333333</text:p>
          </table:table-cell>
          <table:table-cell office:value-type="float" office:value="0.759027777777778" calcext:value-type="float">
            <text:p>0.759027778</text:p>
          </table:table-cell>
          <table:table-cell office:value-type="float" office:value="0.760416666666667" calcext:value-type="float">
            <text:p>0.760416667</text:p>
          </table:table-cell>
          <table:table-cell office:value-type="float" office:value="0.761805555555556" calcext:value-type="float">
            <text:p>0.761805556</text:p>
          </table:table-cell>
          <table:table-cell office:value-type="float" office:value="0.763194444444444" calcext:value-type="float">
            <text:p>0.763194444</text:p>
          </table:table-cell>
          <table:table-cell office:value-type="float" office:value="0.765277777777778" calcext:value-type="float">
            <text:p>0.765277778</text:p>
          </table:table-cell>
          <table:table-cell office:value-type="float" office:value="0.767361111111111" calcext:value-type="float">
            <text:p>0.767361111</text:p>
          </table:table-cell>
          <table:table-cell office:value-type="float" office:value="0.768055555555555" calcext:value-type="float">
            <text:p>0.768055556</text:p>
          </table:table-cell>
          <table:table-cell office:value-type="float" office:value="0.775" calcext:value-type="float">
            <text:p>0.775000000</text:p>
          </table:table-cell>
          <table:table-cell office:value-type="float" office:value="0.792361111111111" calcext:value-type="float">
            <text:p>0.792361111</text:p>
          </table:table-cell>
          <table:table-cell table:style-name="ce3" table:number-columns-repeated="13"/>
        </table:table-row>
        <table:table-row table:style-name="ro1">
          <table:table-cell office:value-type="float" office:value="0.760416666666667" calcext:value-type="float">
            <text:p>0.760416667</text:p>
          </table:table-cell>
          <table:table-cell office:value-type="float" office:value="0.761111111111111" calcext:value-type="float">
            <text:p>0.761111111</text:p>
          </table:table-cell>
          <table:table-cell office:value-type="float" office:value="0.761805555555556" calcext:value-type="float">
            <text:p>0.761805556</text:p>
          </table:table-cell>
          <table:table-cell office:value-type="float" office:value="0.763194444444444" calcext:value-type="float">
            <text:p>0.763194444</text:p>
          </table:table-cell>
          <table:table-cell office:value-type="float" office:value="0.764583333333333" calcext:value-type="float">
            <text:p>0.764583333</text:p>
          </table:table-cell>
          <table:table-cell office:value-type="float" office:value="0.765277777777778" calcext:value-type="float">
            <text:p>0.765277778</text:p>
          </table:table-cell>
          <table:table-cell office:value-type="float" office:value="0.766666666666667" calcext:value-type="float">
            <text:p>0.766666667</text:p>
          </table:table-cell>
          <table:table-cell office:value-type="float" office:value="0.768055555555555" calcext:value-type="float">
            <text:p>0.768055556</text:p>
          </table:table-cell>
          <table:table-cell office:value-type="float" office:value="0.76875" calcext:value-type="float">
            <text:p>0.768750000</text:p>
          </table:table-cell>
          <table:table-cell office:value-type="float" office:value="0.769444444444444" calcext:value-type="float">
            <text:p>0.769444444</text:p>
          </table:table-cell>
          <table:table-cell office:value-type="float" office:value="0.770833333333333" calcext:value-type="float">
            <text:p>0.770833333</text:p>
          </table:table-cell>
          <table:table-cell office:value-type="float" office:value="0.772222222222222" calcext:value-type="float">
            <text:p>0.772222222</text:p>
          </table:table-cell>
          <table:table-cell office:value-type="float" office:value="0.773611111111111" calcext:value-type="float">
            <text:p>0.773611111</text:p>
          </table:table-cell>
          <table:table-cell office:value-type="float" office:value="0.775694444444444" calcext:value-type="float">
            <text:p>0.775694444</text:p>
          </table:table-cell>
          <table:table-cell office:value-type="float" office:value="0.777777777777778" calcext:value-type="float">
            <text:p>0.777777778</text:p>
          </table:table-cell>
          <table:table-cell office:value-type="float" office:value="0.778472222222222" calcext:value-type="float">
            <text:p>0.778472222</text:p>
          </table:table-cell>
          <table:table-cell office:value-type="float" office:value="0.785416666666667" calcext:value-type="float">
            <text:p>0.785416667</text:p>
          </table:table-cell>
          <table:table-cell office:value-type="float" office:value="0.802777777777778" calcext:value-type="float">
            <text:p>0.802777778</text:p>
          </table:table-cell>
          <table:table-cell table:style-name="ce3" table:number-columns-repeated="13"/>
        </table:table-row>
        <table:table-row table:style-name="ro1">
          <table:table-cell office:value-type="float" office:value="0.798611111111111" calcext:value-type="float">
            <text:p>0.798611111</text:p>
          </table:table-cell>
          <table:table-cell office:value-type="float" office:value="0.799305555555555" calcext:value-type="float">
            <text:p>0.799305556</text:p>
          </table:table-cell>
          <table:table-cell office:value-type="float" office:value="0.8" calcext:value-type="float">
            <text:p>0.800000000</text:p>
          </table:table-cell>
          <table:table-cell office:value-type="float" office:value="0.801388888888889" calcext:value-type="float">
            <text:p>0.801388889</text:p>
          </table:table-cell>
          <table:table-cell office:value-type="float" office:value="0.802777777777778" calcext:value-type="float">
            <text:p>0.802777778</text:p>
          </table:table-cell>
          <table:table-cell office:value-type="float" office:value="0.803472222222222" calcext:value-type="float">
            <text:p>0.803472222</text:p>
          </table:table-cell>
          <table:table-cell office:value-type="float" office:value="0.804861111111111" calcext:value-type="float">
            <text:p>0.804861111</text:p>
          </table:table-cell>
          <table:table-cell office:value-type="float" office:value="0.80625" calcext:value-type="float">
            <text:p>0.806250000</text:p>
          </table:table-cell>
          <table:table-cell office:value-type="float" office:value="0.806944444444444" calcext:value-type="float">
            <text:p>0.806944444</text:p>
          </table:table-cell>
          <table:table-cell office:value-type="float" office:value="0.807638888888889" calcext:value-type="float">
            <text:p>0.807638889</text:p>
          </table:table-cell>
          <table:table-cell office:value-type="float" office:value="0.809027777777778" calcext:value-type="float">
            <text:p>0.809027778</text:p>
          </table:table-cell>
          <table:table-cell office:value-type="float" office:value="0.810416666666667" calcext:value-type="float">
            <text:p>0.810416667</text:p>
          </table:table-cell>
          <table:table-cell office:value-type="float" office:value="0.811805555555556" calcext:value-type="float">
            <text:p>0.811805556</text:p>
          </table:table-cell>
          <table:table-cell office:value-type="float" office:value="0.813888888888889" calcext:value-type="float">
            <text:p>0.813888889</text:p>
          </table:table-cell>
          <table:table-cell office:value-type="float" office:value="0.815972222222222" calcext:value-type="float">
            <text:p>0.815972222</text:p>
          </table:table-cell>
          <table:table-cell office:value-type="float" office:value="0.816666666666667" calcext:value-type="float">
            <text:p>0.816666667</text:p>
          </table:table-cell>
          <table:table-cell office:value-type="float" office:value="0.823611111111111" calcext:value-type="float">
            <text:p>0.823611111</text:p>
          </table:table-cell>
          <table:table-cell office:value-type="float" office:value="0.8375" calcext:value-type="float">
            <text:p>0.837500000</text:p>
          </table:table-cell>
          <table:table-cell table:style-name="ce3" table:number-columns-repeated="13"/>
        </table:table-row>
        <table:table-row table:style-name="ro1">
          <table:table-cell office:value-type="float" office:value="0.84375" calcext:value-type="float">
            <text:p>0.843750000</text:p>
          </table:table-cell>
          <table:table-cell office:value-type="float" office:value="0.844444444444444" calcext:value-type="float">
            <text:p>0.844444444</text:p>
          </table:table-cell>
          <table:table-cell office:value-type="float" office:value="0.845138888888889" calcext:value-type="float">
            <text:p>0.845138889</text:p>
          </table:table-cell>
          <table:table-cell office:value-type="float" office:value="0.846527777777778" calcext:value-type="float">
            <text:p>0.846527778</text:p>
          </table:table-cell>
          <table:table-cell office:value-type="float" office:value="0.847916666666667" calcext:value-type="float">
            <text:p>0.847916667</text:p>
          </table:table-cell>
          <table:table-cell office:value-type="float" office:value="0.848611111111111" calcext:value-type="float">
            <text:p>0.848611111</text:p>
          </table:table-cell>
          <table:table-cell office:value-type="float" office:value="0.85" calcext:value-type="float">
            <text:p>0.850000000</text:p>
          </table:table-cell>
          <table:table-cell office:value-type="float" office:value="0.851388888888889" calcext:value-type="float">
            <text:p>0.851388889</text:p>
          </table:table-cell>
          <table:table-cell office:value-type="float" office:value="0.852083333333333" calcext:value-type="float">
            <text:p>0.852083333</text:p>
          </table:table-cell>
          <table:table-cell office:value-type="float" office:value="0.852777777777778" calcext:value-type="float">
            <text:p>0.852777778</text:p>
          </table:table-cell>
          <table:table-cell office:value-type="float" office:value="0.854166666666667" calcext:value-type="float">
            <text:p>0.854166667</text:p>
          </table:table-cell>
          <table:table-cell office:value-type="float" office:value="0.855555555555556" calcext:value-type="float">
            <text:p>0.855555556</text:p>
          </table:table-cell>
          <table:table-cell office:value-type="float" office:value="0.856944444444444" calcext:value-type="float">
            <text:p>0.856944444</text:p>
          </table:table-cell>
          <table:table-cell office:value-type="float" office:value="0.859027777777778" calcext:value-type="float">
            <text:p>0.859027778</text:p>
          </table:table-cell>
          <table:table-cell office:value-type="float" office:value="0.861111111111111" calcext:value-type="float">
            <text:p>0.861111111</text:p>
          </table:table-cell>
          <table:table-cell office:value-type="float" office:value="0.861805555555555" calcext:value-type="float">
            <text:p>0.861805556</text:p>
          </table:table-cell>
          <table:table-cell office:value-type="float" office:value="0.86875" calcext:value-type="float">
            <text:p>0.868750000</text:p>
          </table:table-cell>
          <table:table-cell office:value-type="float" office:value="0.880555555555556" calcext:value-type="float">
            <text:p>0.880555556</text:p>
          </table:table-cell>
          <table:table-cell table:style-name="ce3" table:number-columns-repeated="13"/>
        </table:table-row>
        <table:table-row table:style-name="ro1">
          <table:table-cell office:value-type="float" office:value="0.895833333333333" calcext:value-type="float">
            <text:p>0.895833333</text:p>
          </table:table-cell>
          <table:table-cell office:value-type="float" office:value="0.896527777777778" calcext:value-type="float">
            <text:p>0.896527778</text:p>
          </table:table-cell>
          <table:table-cell office:value-type="float" office:value="0.897222222222222" calcext:value-type="float">
            <text:p>0.897222222</text:p>
          </table:table-cell>
          <table:table-cell office:value-type="float" office:value="0.898611111111111" calcext:value-type="float">
            <text:p>0.898611111</text:p>
          </table:table-cell>
          <table:table-cell office:value-type="float" office:value="0.9" calcext:value-type="float">
            <text:p>0.900000000</text:p>
          </table:table-cell>
          <table:table-cell office:value-type="float" office:value="0.900694444444444" calcext:value-type="float">
            <text:p>0.900694444</text:p>
          </table:table-cell>
          <table:table-cell office:value-type="float" office:value="0.902083333333333" calcext:value-type="float">
            <text:p>0.902083333</text:p>
          </table:table-cell>
          <table:table-cell office:value-type="float" office:value="0.903472222222222" calcext:value-type="float">
            <text:p>0.903472222</text:p>
          </table:table-cell>
          <table:table-cell office:value-type="float" office:value="0.904166666666667" calcext:value-type="float">
            <text:p>0.904166667</text:p>
          </table:table-cell>
          <table:table-cell office:value-type="float" office:value="0.904861111111111" calcext:value-type="float">
            <text:p>0.904861111</text:p>
          </table:table-cell>
          <table:table-cell office:value-type="float" office:value="0.90625" calcext:value-type="float">
            <text:p>0.906250000</text:p>
          </table:table-cell>
          <table:table-cell office:value-type="float" office:value="0.907638888888889" calcext:value-type="float">
            <text:p>0.907638889</text:p>
          </table:table-cell>
          <table:table-cell office:value-type="float" office:value="0.909027777777778" calcext:value-type="float">
            <text:p>0.909027778</text:p>
          </table:table-cell>
          <table:table-cell office:value-type="float" office:value="0.911111111111111" calcext:value-type="float">
            <text:p>0.911111111</text:p>
          </table:table-cell>
          <table:table-cell office:value-type="float" office:value="0.913194444444444" calcext:value-type="float">
            <text:p>0.913194444</text:p>
          </table:table-cell>
          <table:table-cell office:value-type="float" office:value="0.913888888888889" calcext:value-type="float">
            <text:p>0.913888889</text:p>
          </table:table-cell>
          <table:table-cell office:value-type="float" office:value="0.920833333333333" calcext:value-type="float">
            <text:p>0.920833333</text:p>
          </table:table-cell>
          <table:table-cell office:value-type="float" office:value="0.932638888888889" calcext:value-type="float">
            <text:p>0.932638889</text:p>
          </table:table-cell>
          <table:table-cell table:style-name="ce3" table:number-columns-repeated="13"/>
        </table:table-row>
        <table:table-row table:style-name="ro1" table:number-rows-repeated="44">
          <table:table-cell table:number-columns-repeated="18"/>
          <table:table-cell table:style-name="ce3" table:number-columns-repeated="13"/>
        </table:table-row>
        <table:table-row table:style-name="ro1" table:number-rows-repeated="1048500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Chicago to Evanston" table:style-name="ta1">
        <table:table-column table:style-name="co2" table:default-cell-style-name="Default"/>
        <table:table-column table:style-name="co3" table:number-columns-repeated="11" table:default-cell-style-name="ce4"/>
        <table:table-column table:style-name="co3" table:number-columns-repeated="6" table:default-cell-style-name="ce3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Ward</text:p>
          </table:table-cell>
          <table:table-cell table:style-name="Default" office:value-type="string" calcext:value-type="string">
            <text:p>Sheridan/Loyola</text:p>
          </table:table-cell>
          <table:table-cell table:style-name="Default" office:value-type="string" calcext:value-type="string">
            <text:p>Chicago/Kedzie</text:p>
          </table:table-cell>
          <table:table-cell table:style-name="Default" office:value-type="string" calcext:value-type="string">
            <text:p>Chicago/Lee</text:p>
          </table:table-cell>
          <table:table-cell table:style-name="Default" office:value-type="string" calcext:value-type="string">
            <text:p>Chicago/Davis</text:p>
          </table:table-cell>
          <table:table-cell table:style-name="Default" office:value-type="string" calcext:value-type="string">
            <text:p>Weber Arch</text:p>
          </table:table-cell>
          <table:table-cell table:style-name="Default" office:value-type="string" calcext:value-type="string">
            <text:p>Jacobs Center </text:p>
          </table:table-cell>
          <table:table-cell table:style-name="Default" office:value-type="string" calcext:value-type="string">
            <text:p>Tech Institute</text:p>
          </table:table-cell>
          <table:table-cell table:style-name="Default" office:value-type="string" calcext:value-type="string">
            <text:p>Patten Gym</text:p>
          </table:table-cell>
          <table:table-cell table:style-name="Default" office:value-type="string" calcext:value-type="string">
            <text:p>Central L Station (westbound)</text:p>
          </table:table-cell>
          <table:table-cell table:style-name="Default" office:value-type="string" calcext:value-type="string">
            <text:p>Central/Jackson (westbound)</text:p>
          </table:table-cell>
          <table:table-cell table:style-name="Default" office:value-type="string" calcext:value-type="string">
            <text:p>Ryan Field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float" office:value="0.277777777777778" calcext:value-type="float">
            <text:p>0.2777777778</text:p>
          </table:table-cell>
          <table:table-cell table:style-name="Default" office:value-type="float" office:value="0.295138888888889" calcext:value-type="float">
            <text:p>0.2951388889</text:p>
          </table:table-cell>
          <table:table-cell table:style-name="Default" office:value-type="float" office:value="0.302083333333333" calcext:value-type="float">
            <text:p>0.3020833333</text:p>
          </table:table-cell>
          <table:table-cell table:style-name="Default" office:value-type="float" office:value="0.303472222222222" calcext:value-type="float">
            <text:p>0.3034722222</text:p>
          </table:table-cell>
          <table:table-cell table:style-name="Default" office:value-type="float" office:value="0.305555555555556" calcext:value-type="float">
            <text:p>0.3055555556</text:p>
          </table:table-cell>
          <table:table-cell table:style-name="Default" office:value-type="float" office:value="0.307638888888889" calcext:value-type="float">
            <text:p>0.3076388889</text:p>
          </table:table-cell>
          <table:table-cell table:style-name="Default" office:value-type="float" office:value="0.308333333333333" calcext:value-type="float">
            <text:p>0.3083333333</text:p>
          </table:table-cell>
          <table:table-cell table:style-name="Default" office:value-type="float" office:value="0.309027777777778" calcext:value-type="float">
            <text:p>0.3090277778</text:p>
          </table:table-cell>
          <table:table-cell table:style-name="Default" office:value-type="float" office:value="0.309722222222222" calcext:value-type="float">
            <text:p>0.3097222222</text:p>
          </table:table-cell>
          <table:table-cell table:style-name="Default" office:value-type="float" office:value="0.311805555555556" calcext:value-type="float">
            <text:p>0.3118055556</text:p>
          </table:table-cell>
          <table:table-cell table:style-name="Default" office:value-type="float" office:value="0.3125" calcext:value-type="float">
            <text:p>0.3125</text:p>
          </table:table-cell>
          <table:table-cell table:style-name="Default" office:value-type="float" office:value="0.313888888888889" calcext:value-type="float">
            <text:p>0.3138888889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float" office:value="0.305555555555556" calcext:value-type="float">
            <text:p>0.3055555556</text:p>
          </table:table-cell>
          <table:table-cell table:style-name="Default" office:value-type="float" office:value="0.325" calcext:value-type="float">
            <text:p>0.325</text:p>
          </table:table-cell>
          <table:table-cell table:style-name="Default" office:value-type="float" office:value="0.331944444444444" calcext:value-type="float">
            <text:p>0.3319444444</text:p>
          </table:table-cell>
          <table:table-cell table:style-name="Default" office:value-type="float" office:value="0.333333333333333" calcext:value-type="float">
            <text:p>0.3333333333</text:p>
          </table:table-cell>
          <table:table-cell table:style-name="Default" office:value-type="float" office:value="0.335416666666667" calcext:value-type="float">
            <text:p>0.3354166667</text:p>
          </table:table-cell>
          <table:table-cell table:style-name="Default" office:value-type="float" office:value="0.3375" calcext:value-type="float">
            <text:p>0.3375</text:p>
          </table:table-cell>
          <table:table-cell table:style-name="Default" office:value-type="float" office:value="0.338194444444444" calcext:value-type="float">
            <text:p>0.3381944444</text:p>
          </table:table-cell>
          <table:table-cell table:style-name="Default" office:value-type="float" office:value="0.338888888888889" calcext:value-type="float">
            <text:p>0.3388888889</text:p>
          </table:table-cell>
          <table:table-cell table:style-name="Default" office:value-type="float" office:value="0.339583333333333" calcext:value-type="float">
            <text:p>0.3395833333</text:p>
          </table:table-cell>
          <table:table-cell table:style-name="Default" office:value-type="float" office:value="0.341666666666667" calcext:value-type="float">
            <text:p>0.3416666667</text:p>
          </table:table-cell>
          <table:table-cell table:style-name="Default" office:value-type="float" office:value="0.342361111111111" calcext:value-type="float">
            <text:p>0.3423611111</text:p>
          </table:table-cell>
          <table:table-cell table:style-name="Default" office:value-type="float" office:value="0.34375" calcext:value-type="float">
            <text:p>0.34375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float" office:value="0.333333333333333" calcext:value-type="float">
            <text:p>0.3333333333</text:p>
          </table:table-cell>
          <table:table-cell table:style-name="Default" office:value-type="float" office:value="0.351388888888889" calcext:value-type="float">
            <text:p>0.3513888889</text:p>
          </table:table-cell>
          <table:table-cell table:style-name="Default" office:value-type="float" office:value="0.358333333333333" calcext:value-type="float">
            <text:p>0.3583333333</text:p>
          </table:table-cell>
          <table:table-cell table:style-name="Default" office:value-type="float" office:value="0.359722222222222" calcext:value-type="float">
            <text:p>0.3597222222</text:p>
          </table:table-cell>
          <table:table-cell table:style-name="Default" office:value-type="float" office:value="0.361805555555556" calcext:value-type="float">
            <text:p>0.3618055556</text:p>
          </table:table-cell>
          <table:table-cell table:style-name="Default" office:value-type="float" office:value="0.363888888888889" calcext:value-type="float">
            <text:p>0.3638888889</text:p>
          </table:table-cell>
          <table:table-cell table:style-name="Default" office:value-type="float" office:value="0.364583333333333" calcext:value-type="float">
            <text:p>0.3645833333</text:p>
          </table:table-cell>
          <table:table-cell table:style-name="Default" office:value-type="float" office:value="0.365277777777778" calcext:value-type="float">
            <text:p>0.3652777778</text:p>
          </table:table-cell>
          <table:table-cell table:style-name="Default" office:value-type="float" office:value="0.365972222222222" calcext:value-type="float">
            <text:p>0.3659722222</text:p>
          </table:table-cell>
          <table:table-cell table:style-name="Default" office:value-type="float" office:value="0.368055555555556" calcext:value-type="float">
            <text:p>0.3680555556</text:p>
          </table:table-cell>
          <table:table-cell table:style-name="Default" office:value-type="float" office:value="0.36875" calcext:value-type="float">
            <text:p>0.36875</text:p>
          </table:table-cell>
          <table:table-cell table:style-name="Default" office:value-type="float" office:value="0.370138888888889" calcext:value-type="float">
            <text:p>0.3701388889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float" office:value="0.34375" calcext:value-type="float">
            <text:p>0.34375</text:p>
          </table:table-cell>
          <table:table-cell table:style-name="Default" office:value-type="float" office:value="0.361805555555556" calcext:value-type="float">
            <text:p>0.3618055556</text:p>
          </table:table-cell>
          <table:table-cell table:style-name="Default" office:value-type="float" office:value="0.36875" calcext:value-type="float">
            <text:p>0.36875</text:p>
          </table:table-cell>
          <table:table-cell table:style-name="Default" office:value-type="float" office:value="0.370138888888889" calcext:value-type="float">
            <text:p>0.3701388889</text:p>
          </table:table-cell>
          <table:table-cell table:style-name="Default" office:value-type="float" office:value="0.372222222222222" calcext:value-type="float">
            <text:p>0.3722222222</text:p>
          </table:table-cell>
          <table:table-cell table:style-name="Default" office:value-type="float" office:value="0.374305555555556" calcext:value-type="float">
            <text:p>0.3743055556</text:p>
          </table:table-cell>
          <table:table-cell table:style-name="Default" office:value-type="float" office:value="0.375" calcext:value-type="float">
            <text:p>0.375</text:p>
          </table:table-cell>
          <table:table-cell table:style-name="Default" office:value-type="float" office:value="0.375694444444444" calcext:value-type="float">
            <text:p>0.3756944444</text:p>
          </table:table-cell>
          <table:table-cell table:style-name="Default" office:value-type="float" office:value="0.376388888888889" calcext:value-type="float">
            <text:p>0.3763888889</text:p>
          </table:table-cell>
          <table:table-cell table:style-name="Default" office:value-type="float" office:value="0.378472222222222" calcext:value-type="float">
            <text:p>0.3784722222</text:p>
          </table:table-cell>
          <table:table-cell table:style-name="Default" office:value-type="float" office:value="0.379166666666667" calcext:value-type="float">
            <text:p>0.3791666667</text:p>
          </table:table-cell>
          <table:table-cell table:style-name="Default" office:value-type="float" office:value="0.380555555555556" calcext:value-type="float">
            <text:p>0.3805555556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float" office:value="0.354166666666667" calcext:value-type="float">
            <text:p>0.3541666667</text:p>
          </table:table-cell>
          <table:table-cell table:style-name="Default" office:value-type="float" office:value="0.372222222222222" calcext:value-type="float">
            <text:p>0.3722222222</text:p>
          </table:table-cell>
          <table:table-cell table:style-name="Default" office:value-type="float" office:value="0.379166666666667" calcext:value-type="float">
            <text:p>0.3791666667</text:p>
          </table:table-cell>
          <table:table-cell table:style-name="Default" office:value-type="float" office:value="0.380555555555556" calcext:value-type="float">
            <text:p>0.3805555556</text:p>
          </table:table-cell>
          <table:table-cell table:style-name="Default" office:value-type="float" office:value="0.382638888888889" calcext:value-type="float">
            <text:p>0.3826388889</text:p>
          </table:table-cell>
          <table:table-cell table:style-name="Default" office:value-type="float" office:value="0.384722222222222" calcext:value-type="float">
            <text:p>0.3847222222</text:p>
          </table:table-cell>
          <table:table-cell table:style-name="Default" office:value-type="float" office:value="0.385416666666667" calcext:value-type="float">
            <text:p>0.3854166667</text:p>
          </table:table-cell>
          <table:table-cell table:style-name="Default" office:value-type="float" office:value="0.386111111111111" calcext:value-type="float">
            <text:p>0.3861111111</text:p>
          </table:table-cell>
          <table:table-cell table:style-name="Default" office:value-type="float" office:value="0.386805555555556" calcext:value-type="float">
            <text:p>0.3868055556</text:p>
          </table:table-cell>
          <table:table-cell table:style-name="Default" office:value-type="float" office:value="0.388888888888889" calcext:value-type="float">
            <text:p>0.3888888889</text:p>
          </table:table-cell>
          <table:table-cell table:style-name="Default" office:value-type="float" office:value="0.389583333333333" calcext:value-type="float">
            <text:p>0.3895833333</text:p>
          </table:table-cell>
          <table:table-cell table:style-name="Default" office:value-type="float" office:value="0.390972222222222" calcext:value-type="float">
            <text:p>0.3909722222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float" office:value="0.375" calcext:value-type="float">
            <text:p>0.375</text:p>
          </table:table-cell>
          <table:table-cell table:style-name="Default" office:value-type="float" office:value="0.393055555555556" calcext:value-type="float">
            <text:p>0.3930555556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401388888888889" calcext:value-type="float">
            <text:p>0.4013888889</text:p>
          </table:table-cell>
          <table:table-cell table:style-name="Default" office:value-type="float" office:value="0.403472222222222" calcext:value-type="float">
            <text:p>0.4034722222</text:p>
          </table:table-cell>
          <table:table-cell table:style-name="Default" office:value-type="float" office:value="0.405555555555556" calcext:value-type="float">
            <text:p>0.4055555556</text:p>
          </table:table-cell>
          <table:table-cell table:style-name="Default" office:value-type="float" office:value="0.40625" calcext:value-type="float">
            <text:p>0.40625</text:p>
          </table:table-cell>
          <table:table-cell table:style-name="Default" office:value-type="float" office:value="0.406944444444444" calcext:value-type="float">
            <text:p>0.4069444444</text:p>
          </table:table-cell>
          <table:table-cell table:style-name="Default" office:value-type="float" office:value="0.407638888888889" calcext:value-type="float">
            <text:p>0.4076388889</text:p>
          </table:table-cell>
          <table:table-cell table:style-name="Default" office:value-type="float" office:value="0.409722222222222" calcext:value-type="float">
            <text:p>0.4097222222</text:p>
          </table:table-cell>
          <table:table-cell table:style-name="Default" office:value-type="float" office:value="0.410416666666667" calcext:value-type="float">
            <text:p>0.4104166667</text:p>
          </table:table-cell>
          <table:table-cell table:style-name="Default" office:value-type="float" office:value="0.411805555555556" calcext:value-type="float">
            <text:p>0.4118055556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float" office:value="0.395833333333333" calcext:value-type="float">
            <text:p>0.3958333333</text:p>
          </table:table-cell>
          <table:table-cell table:style-name="Default" office:value-type="float" office:value="0.413888888888889" calcext:value-type="float">
            <text:p>0.4138888889</text:p>
          </table:table-cell>
          <table:table-cell table:style-name="Default" office:value-type="float" office:value="0.420833333333333" calcext:value-type="float">
            <text:p>0.4208333333</text:p>
          </table:table-cell>
          <table:table-cell table:style-name="Default" office:value-type="float" office:value="0.422222222222222" calcext:value-type="float">
            <text:p>0.4222222222</text:p>
          </table:table-cell>
          <table:table-cell table:style-name="Default" office:value-type="float" office:value="0.424305555555556" calcext:value-type="float">
            <text:p>0.4243055556</text:p>
          </table:table-cell>
          <table:table-cell table:style-name="Default" office:value-type="float" office:value="0.426388888888889" calcext:value-type="float">
            <text:p>0.4263888889</text:p>
          </table:table-cell>
          <table:table-cell table:style-name="Default" office:value-type="float" office:value="0.427083333333333" calcext:value-type="float">
            <text:p>0.4270833333</text:p>
          </table:table-cell>
          <table:table-cell table:style-name="Default" office:value-type="float" office:value="0.427777777777778" calcext:value-type="float">
            <text:p>0.4277777778</text:p>
          </table:table-cell>
          <table:table-cell table:style-name="Default" office:value-type="float" office:value="0.428472222222222" calcext:value-type="float">
            <text:p>0.4284722222</text:p>
          </table:table-cell>
          <table:table-cell table:style-name="Default" office:value-type="float" office:value="0.430555555555556" calcext:value-type="float">
            <text:p>0.4305555556</text:p>
          </table:table-cell>
          <table:table-cell table:style-name="Default" office:value-type="float" office:value="0.43125" calcext:value-type="float">
            <text:p>0.43125</text:p>
          </table:table-cell>
          <table:table-cell table:style-name="Default" office:value-type="float" office:value="0.432638888888889" calcext:value-type="float">
            <text:p>0.4326388889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float" office:value="0.423611111111111" calcext:value-type="float">
            <text:p>0.4236111111</text:p>
          </table:table-cell>
          <table:table-cell table:style-name="Default" office:value-type="float" office:value="0.438888888888889" calcext:value-type="float">
            <text:p>0.4388888889</text:p>
          </table:table-cell>
          <table:table-cell table:style-name="Default" office:value-type="float" office:value="0.445833333333333" calcext:value-type="float">
            <text:p>0.4458333333</text:p>
          </table:table-cell>
          <table:table-cell table:style-name="Default" office:value-type="float" office:value="0.447222222222222" calcext:value-type="float">
            <text:p>0.4472222222</text:p>
          </table:table-cell>
          <table:table-cell table:style-name="Default" office:value-type="float" office:value="0.449305555555556" calcext:value-type="float">
            <text:p>0.4493055556</text:p>
          </table:table-cell>
          <table:table-cell table:style-name="Default" office:value-type="float" office:value="0.451388888888889" calcext:value-type="float">
            <text:p>0.4513888889</text:p>
          </table:table-cell>
          <table:table-cell table:style-name="Default" office:value-type="float" office:value="0.452083333333333" calcext:value-type="float">
            <text:p>0.4520833333</text:p>
          </table:table-cell>
          <table:table-cell table:style-name="Default" office:value-type="float" office:value="0.452777777777778" calcext:value-type="float">
            <text:p>0.4527777778</text:p>
          </table:table-cell>
          <table:table-cell table:style-name="Default" office:value-type="float" office:value="0.453472222222222" calcext:value-type="float">
            <text:p>0.4534722222</text:p>
          </table:table-cell>
          <table:table-cell table:style-name="Default" office:value-type="float" office:value="0.455555555555556" calcext:value-type="float">
            <text:p>0.4555555556</text:p>
          </table:table-cell>
          <table:table-cell table:style-name="Default" office:value-type="float" office:value="0.45625" calcext:value-type="float">
            <text:p>0.45625</text:p>
          </table:table-cell>
          <table:table-cell table:style-name="Default" office:value-type="float" office:value="0.457638888888889" calcext:value-type="float">
            <text:p>0.4576388889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float" office:value="0.458333333333333" calcext:value-type="float">
            <text:p>0.4583333333</text:p>
          </table:table-cell>
          <table:table-cell table:style-name="Default" office:value-type="float" office:value="0.474305555555556" calcext:value-type="float">
            <text:p>0.4743055556</text:p>
          </table:table-cell>
          <table:table-cell table:style-name="Default" office:value-type="float" office:value="0.48125" calcext:value-type="float">
            <text:p>0.48125</text:p>
          </table:table-cell>
          <table:table-cell table:style-name="Default" office:value-type="float" office:value="0.482638888888889" calcext:value-type="float">
            <text:p>0.4826388889</text:p>
          </table:table-cell>
          <table:table-cell table:style-name="Default" office:value-type="float" office:value="0.484722222222222" calcext:value-type="float">
            <text:p>0.4847222222</text:p>
          </table:table-cell>
          <table:table-cell table:style-name="Default" office:value-type="float" office:value="0.486805555555556" calcext:value-type="float">
            <text:p>0.4868055556</text:p>
          </table:table-cell>
          <table:table-cell table:style-name="Default" office:value-type="float" office:value="0.4875" calcext:value-type="float">
            <text:p>0.4875</text:p>
          </table:table-cell>
          <table:table-cell table:style-name="Default" office:value-type="float" office:value="0.488194444444444" calcext:value-type="float">
            <text:p>0.4881944444</text:p>
          </table:table-cell>
          <table:table-cell table:style-name="Default" office:value-type="float" office:value="0.488888888888889" calcext:value-type="float">
            <text:p>0.4888888889</text:p>
          </table:table-cell>
          <table:table-cell table:style-name="Default" office:value-type="float" office:value="0.490972222222222" calcext:value-type="float">
            <text:p>0.4909722222</text:p>
          </table:table-cell>
          <table:table-cell table:style-name="Default" office:value-type="float" office:value="0.491666666666667" calcext:value-type="float">
            <text:p>0.4916666667</text:p>
          </table:table-cell>
          <table:table-cell table:style-name="Default" office:value-type="float" office:value="0.493055555555556" calcext:value-type="float">
            <text:p>0.4930555556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float" office:value="0.482638888888889" calcext:value-type="float">
            <text:p>0.4826388889</text:p>
          </table:table-cell>
          <table:table-cell table:style-name="Default" office:value-type="float" office:value="0.498611111111111" calcext:value-type="float">
            <text:p>0.4986111111</text:p>
          </table:table-cell>
          <table:table-cell table:style-name="Default" office:value-type="float" office:value="0.505555555555556" calcext:value-type="float">
            <text:p>0.5055555556</text:p>
          </table:table-cell>
          <table:table-cell table:style-name="Default" office:value-type="float" office:value="0.506944444444444" calcext:value-type="float">
            <text:p>0.5069444444</text:p>
          </table:table-cell>
          <table:table-cell table:style-name="Default" office:value-type="float" office:value="0.509027777777778" calcext:value-type="float">
            <text:p>0.5090277778</text:p>
          </table:table-cell>
          <table:table-cell table:style-name="Default" office:value-type="float" office:value="0.511111111111111" calcext:value-type="float">
            <text:p>0.5111111111</text:p>
          </table:table-cell>
          <table:table-cell table:style-name="Default" office:value-type="float" office:value="0.511805555555555" calcext:value-type="float">
            <text:p>0.5118055556</text:p>
          </table:table-cell>
          <table:table-cell table:style-name="Default" office:value-type="float" office:value="0.5125" calcext:value-type="float">
            <text:p>0.5125</text:p>
          </table:table-cell>
          <table:table-cell table:style-name="Default" office:value-type="float" office:value="0.513194444444444" calcext:value-type="float">
            <text:p>0.5131944444</text:p>
          </table:table-cell>
          <table:table-cell table:style-name="Default" office:value-type="float" office:value="0.515277777777778" calcext:value-type="float">
            <text:p>0.5152777778</text:p>
          </table:table-cell>
          <table:table-cell table:style-name="Default" office:value-type="float" office:value="0.515972222222222" calcext:value-type="float">
            <text:p>0.5159722222</text:p>
          </table:table-cell>
          <table:table-cell table:style-name="Default" office:value-type="float" office:value="0.517361111111111" calcext:value-type="float">
            <text:p>0.5173611111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Default" office:value-type="float" office:value="0.517361111111111" calcext:value-type="float">
            <text:p>0.5173611111</text:p>
          </table:table-cell>
          <table:table-cell table:style-name="Default" office:value-type="float" office:value="0.524305555555556" calcext:value-type="float">
            <text:p>0.5243055556</text:p>
          </table:table-cell>
          <table:table-cell table:style-name="Default" office:value-type="float" office:value="0.525694444444444" calcext:value-type="float">
            <text:p>0.5256944444</text:p>
          </table:table-cell>
          <table:table-cell table:style-name="Default" office:value-type="float" office:value="0.527777777777778" calcext:value-type="float">
            <text:p>0.5277777778</text:p>
          </table:table-cell>
          <table:table-cell table:style-name="Default" office:value-type="float" office:value="0.529861111111111" calcext:value-type="float">
            <text:p>0.5298611111</text:p>
          </table:table-cell>
          <table:table-cell table:style-name="Default" office:value-type="float" office:value="0.530555555555556" calcext:value-type="float">
            <text:p>0.5305555556</text:p>
          </table:table-cell>
          <table:table-cell table:style-name="Default" office:value-type="float" office:value="0.53125" calcext:value-type="float">
            <text:p>0.53125</text:p>
          </table:table-cell>
          <table:table-cell table:style-name="Default" office:value-type="float" office:value="0.531944444444444" calcext:value-type="float">
            <text:p>0.5319444444</text:p>
          </table:table-cell>
          <table:table-cell table:style-name="Default" office:value-type="float" office:value="0.534027777777778" calcext:value-type="float">
            <text:p>0.5340277778</text:p>
          </table:table-cell>
          <table:table-cell table:style-name="Default" office:value-type="float" office:value="0.534722222222222" calcext:value-type="float">
            <text:p>0.5347222222</text:p>
          </table:table-cell>
          <table:table-cell table:style-name="Default" office:value-type="float" office:value="0.536111111111111" calcext:value-type="float">
            <text:p>0.5361111111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float" office:value="0.520833333333333" calcext:value-type="float">
            <text:p>0.5208333333</text:p>
          </table:table-cell>
          <table:table-cell table:style-name="Default" office:value-type="float" office:value="0.538194444444444" calcext:value-type="float">
            <text:p>0.5381944444</text:p>
          </table:table-cell>
          <table:table-cell table:style-name="Default" office:value-type="float" office:value="0.545138888888889" calcext:value-type="float">
            <text:p>0.5451388889</text:p>
          </table:table-cell>
          <table:table-cell table:style-name="Default" office:value-type="float" office:value="0.546527777777778" calcext:value-type="float">
            <text:p>0.5465277778</text:p>
          </table:table-cell>
          <table:table-cell table:style-name="Default" office:value-type="float" office:value="0.548611111111111" calcext:value-type="float">
            <text:p>0.5486111111</text:p>
          </table:table-cell>
          <table:table-cell table:style-name="Default" office:value-type="float" office:value="0.550694444444444" calcext:value-type="float">
            <text:p>0.5506944444</text:p>
          </table:table-cell>
          <table:table-cell table:style-name="Default" office:value-type="float" office:value="0.551388888888889" calcext:value-type="float">
            <text:p>0.5513888889</text:p>
          </table:table-cell>
          <table:table-cell table:style-name="Default" office:value-type="float" office:value="0.552083333333333" calcext:value-type="float">
            <text:p>0.5520833333</text:p>
          </table:table-cell>
          <table:table-cell table:style-name="Default" office:value-type="float" office:value="0.552777777777778" calcext:value-type="float">
            <text:p>0.5527777778</text:p>
          </table:table-cell>
          <table:table-cell table:style-name="Default" office:value-type="float" office:value="0.554861111111111" calcext:value-type="float">
            <text:p>0.5548611111</text:p>
          </table:table-cell>
          <table:table-cell table:style-name="Default" office:value-type="float" office:value="0.555555555555556" calcext:value-type="float">
            <text:p>0.5555555556</text:p>
          </table:table-cell>
          <table:table-cell table:style-name="Default" office:value-type="float" office:value="0.556944444444444" calcext:value-type="float">
            <text:p>0.5569444444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float" office:value="0.541666666666667" calcext:value-type="float">
            <text:p>0.5416666667</text:p>
          </table:table-cell>
          <table:table-cell table:style-name="Default" office:value-type="float" office:value="0.556944444444444" calcext:value-type="float">
            <text:p>0.5569444444</text:p>
          </table:table-cell>
          <table:table-cell table:style-name="Default" office:value-type="float" office:value="0.563888888888889" calcext:value-type="float">
            <text:p>0.5638888889</text:p>
          </table:table-cell>
          <table:table-cell table:style-name="Default" office:value-type="float" office:value="0.565277777777778" calcext:value-type="float">
            <text:p>0.5652777778</text:p>
          </table:table-cell>
          <table:table-cell table:style-name="Default" office:value-type="float" office:value="0.567361111111111" calcext:value-type="float">
            <text:p>0.5673611111</text:p>
          </table:table-cell>
          <table:table-cell table:style-name="Default" office:value-type="float" office:value="0.569444444444444" calcext:value-type="float">
            <text:p>0.5694444444</text:p>
          </table:table-cell>
          <table:table-cell table:style-name="Default" office:value-type="float" office:value="0.570138888888889" calcext:value-type="float">
            <text:p>0.5701388889</text:p>
          </table:table-cell>
          <table:table-cell table:style-name="Default" office:value-type="float" office:value="0.570833333333333" calcext:value-type="float">
            <text:p>0.5708333333</text:p>
          </table:table-cell>
          <table:table-cell table:style-name="Default" office:value-type="float" office:value="0.571527777777778" calcext:value-type="float">
            <text:p>0.5715277778</text:p>
          </table:table-cell>
          <table:table-cell table:style-name="Default" office:value-type="float" office:value="0.573611111111111" calcext:value-type="float">
            <text:p>0.5736111111</text:p>
          </table:table-cell>
          <table:table-cell table:style-name="Default" office:value-type="float" office:value="0.574305555555555" calcext:value-type="float">
            <text:p>0.5743055556</text:p>
          </table:table-cell>
          <table:table-cell table:style-name="Default" office:value-type="float" office:value="0.575694444444444" calcext:value-type="float">
            <text:p>0.5756944444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float" office:value="0.569444444444444" calcext:value-type="float">
            <text:p>0.5694444444</text:p>
          </table:table-cell>
          <table:table-cell office:value-type="float" office:value="0.584722222222222" calcext:value-type="float">
            <text:p>0.5847222222</text:p>
          </table:table-cell>
          <table:table-cell office:value-type="float" office:value="0.591666666666667" calcext:value-type="float">
            <text:p>0.5916666667</text:p>
          </table:table-cell>
          <table:table-cell office:value-type="float" office:value="0.593055555555556" calcext:value-type="float">
            <text:p>0.5930555556</text:p>
          </table:table-cell>
          <table:table-cell office:value-type="float" office:value="0.595138888888889" calcext:value-type="float">
            <text:p>0.5951388889</text:p>
          </table:table-cell>
          <table:table-cell office:value-type="float" office:value="0.597222222222222" calcext:value-type="float">
            <text:p>0.5972222222</text:p>
          </table:table-cell>
          <table:table-cell office:value-type="float" office:value="0.597916666666667" calcext:value-type="float">
            <text:p>0.5979166667</text:p>
          </table:table-cell>
          <table:table-cell office:value-type="float" office:value="0.598611111111111" calcext:value-type="float">
            <text:p>0.5986111111</text:p>
          </table:table-cell>
          <table:table-cell office:value-type="float" office:value="0.599305555555556" calcext:value-type="float">
            <text:p>0.5993055556</text:p>
          </table:table-cell>
          <table:table-cell office:value-type="float" office:value="0.601388888888889" calcext:value-type="float">
            <text:p>0.6013888889</text:p>
          </table:table-cell>
          <table:table-cell office:value-type="float" office:value="0.602083333333333" calcext:value-type="float">
            <text:p>0.6020833333</text:p>
          </table:table-cell>
          <table:table-cell office:value-type="float" office:value="0.603472222222222" calcext:value-type="float">
            <text:p>0.6034722222</text:p>
          </table:table-cell>
          <table:table-cell table:number-columns-repeated="6"/>
          <table:table-cell table:style-name="ce3" table:number-columns-repeated="12"/>
        </table:table-row>
        <table:table-row table:style-name="ro1">
          <table:table-cell office:value-type="float" office:value="0.600694444444444" calcext:value-type="float">
            <text:p>0.6006944444</text:p>
          </table:table-cell>
          <table:table-cell office:value-type="float" office:value="0.614583333333333" calcext:value-type="float">
            <text:p>0.6145833333</text:p>
          </table:table-cell>
          <table:table-cell office:value-type="float" office:value="0.621527777777778" calcext:value-type="float">
            <text:p>0.6215277778</text:p>
          </table:table-cell>
          <table:table-cell office:value-type="float" office:value="0.622916666666667" calcext:value-type="float">
            <text:p>0.62291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27083333333333" calcext:value-type="float">
            <text:p>0.6270833333</text:p>
          </table:table-cell>
          <table:table-cell office:value-type="float" office:value="0.627777777777778" calcext:value-type="float">
            <text:p>0.6277777778</text:p>
          </table:table-cell>
          <table:table-cell office:value-type="float" office:value="0.628472222222222" calcext:value-type="float">
            <text:p>0.6284722222</text:p>
          </table:table-cell>
          <table:table-cell office:value-type="float" office:value="0.629166666666667" calcext:value-type="float">
            <text:p>0.6291666667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0.631944444444444" calcext:value-type="float">
            <text:p>0.6319444444</text:p>
          </table:table-cell>
          <table:table-cell office:value-type="float" office:value="0.633333333333333" calcext:value-type="float">
            <text:p>0.6333333333</text:p>
          </table:table-cell>
          <table:table-cell table:number-columns-repeated="6"/>
          <table:table-cell table:style-name="ce3" table:number-columns-repeated="12"/>
        </table:table-row>
        <table:table-row table:style-name="ro1">
          <table:table-cell office:value-type="float" office:value="0.614583333333333" calcext:value-type="float">
            <text:p>0.6145833333</text:p>
          </table:table-cell>
          <table:table-cell office:value-type="float" office:value="0.628472222222222" calcext:value-type="float">
            <text:p>0.6284722222</text:p>
          </table:table-cell>
          <table:table-cell office:value-type="float" office:value="0.635416666666667" calcext:value-type="float">
            <text:p>0.6354166667</text:p>
          </table:table-cell>
          <table:table-cell office:value-type="float" office:value="0.636805555555556" calcext:value-type="float">
            <text:p>0.6368055556</text:p>
          </table:table-cell>
          <table:table-cell office:value-type="float" office:value="0.638888888888889" calcext:value-type="float">
            <text:p>0.6388888889</text:p>
          </table:table-cell>
          <table:table-cell office:value-type="float" office:value="0.640972222222222" calcext:value-type="float">
            <text:p>0.6409722222</text:p>
          </table:table-cell>
          <table:table-cell office:value-type="float" office:value="0.641666666666667" calcext:value-type="float">
            <text:p>0.6416666667</text:p>
          </table:table-cell>
          <table:table-cell office:value-type="float" office:value="0.642361111111111" calcext:value-type="float">
            <text:p>0.6423611111</text:p>
          </table:table-cell>
          <table:table-cell office:value-type="float" office:value="0.643055555555555" calcext:value-type="float">
            <text:p>0.6430555556</text:p>
          </table:table-cell>
          <table:table-cell office:value-type="float" office:value="0.645138888888889" calcext:value-type="float">
            <text:p>0.6451388889</text:p>
          </table:table-cell>
          <table:table-cell office:value-type="float" office:value="0.645833333333333" calcext:value-type="float">
            <text:p>0.6458333333</text:p>
          </table:table-cell>
          <table:table-cell office:value-type="float" office:value="0.647222222222222" calcext:value-type="float">
            <text:p>0.6472222222</text:p>
          </table:table-cell>
          <table:table-cell table:number-columns-repeated="6"/>
          <table:table-cell table:style-name="ce3" table:number-columns-repeated="12"/>
        </table:table-row>
        <table:table-row table:style-name="ro1">
          <table:table-cell office:value-type="float" office:value="0.645833333333333" calcext:value-type="float">
            <text:p>0.6458333333</text:p>
          </table:table-cell>
          <table:table-cell office:value-type="float" office:value="0.660416666666667" calcext:value-type="float">
            <text:p>0.6604166667</text:p>
          </table:table-cell>
          <table:table-cell office:value-type="float" office:value="0.667361111111111" calcext:value-type="float">
            <text:p>0.6673611111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0.670833333333333" calcext:value-type="float">
            <text:p>0.6708333333</text:p>
          </table:table-cell>
          <table:table-cell office:value-type="float" office:value="0.672916666666667" calcext:value-type="float">
            <text:p>0.6729166667</text:p>
          </table:table-cell>
          <table:table-cell office:value-type="float" office:value="0.673611111111111" calcext:value-type="float">
            <text:p>0.6736111111</text:p>
          </table:table-cell>
          <table:table-cell office:value-type="float" office:value="0.674305555555555" calcext:value-type="float">
            <text:p>0.6743055556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7083333333333" calcext:value-type="float">
            <text:p>0.6770833333</text:p>
          </table:table-cell>
          <table:table-cell office:value-type="float" office:value="0.677777777777778" calcext:value-type="float">
            <text:p>0.6777777778</text:p>
          </table:table-cell>
          <table:table-cell office:value-type="float" office:value="0.679166666666667" calcext:value-type="float">
            <text:p>0.6791666667</text:p>
          </table:table-cell>
          <table:table-cell table:number-columns-repeated="6"/>
          <table:table-cell table:style-name="ce3" table:number-columns-repeated="12"/>
        </table:table-row>
        <table:table-row table:style-name="ro1">
          <table:table-cell office:value-type="float" office:value="0.670138888888889" calcext:value-type="float">
            <text:p>0.6701388889</text:p>
          </table:table-cell>
          <table:table-cell office:value-type="float" office:value="0.688888888888889" calcext:value-type="float">
            <text:p>0.6888888889</text:p>
          </table:table-cell>
          <table:table-cell office:value-type="float" office:value="0.695833333333333" calcext:value-type="float">
            <text:p>0.6958333333</text:p>
          </table:table-cell>
          <table:table-cell office:value-type="float" office:value="0.697222222222222" calcext:value-type="float">
            <text:p>0.6972222222</text:p>
          </table:table-cell>
          <table:table-cell office:value-type="float" office:value="0.699305555555556" calcext:value-type="float">
            <text:p>0.6993055556</text:p>
          </table:table-cell>
          <table:table-cell office:value-type="float" office:value="0.701388888888889" calcext:value-type="float">
            <text:p>0.7013888889</text:p>
          </table:table-cell>
          <table:table-cell office:value-type="float" office:value="0.702083333333333" calcext:value-type="float">
            <text:p>0.7020833333</text:p>
          </table:table-cell>
          <table:table-cell office:value-type="float" office:value="0.702777777777778" calcext:value-type="float">
            <text:p>0.7027777778</text:p>
          </table:table-cell>
          <table:table-cell office:value-type="float" office:value="0.703472222222222" calcext:value-type="float">
            <text:p>0.7034722222</text:p>
          </table:table-cell>
          <table:table-cell office:value-type="float" office:value="0.705555555555555" calcext:value-type="float">
            <text:p>0.7055555556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0.707638888888889" calcext:value-type="float">
            <text:p>0.7076388889</text:p>
          </table:table-cell>
          <table:table-cell table:number-columns-repeated="6"/>
          <table:table-cell table:style-name="ce3" table:number-columns-repeated="12"/>
        </table:table-row>
        <table:table-row table:style-name="ro1">
          <table:table-cell office:value-type="float" office:value="0.684027777777778" calcext:value-type="float">
            <text:p>0.6840277778</text:p>
          </table:table-cell>
          <table:table-cell office:value-type="float" office:value="0.702777777777778" calcext:value-type="float">
            <text:p>0.7027777778</text:p>
          </table:table-cell>
          <table:table-cell office:value-type="float" office:value="0.709722222222222" calcext:value-type="float">
            <text:p>0.7097222222</text:p>
          </table:table-cell>
          <table:table-cell office:value-type="float" office:value="0.711111111111111" calcext:value-type="float">
            <text:p>0.7111111111</text:p>
          </table:table-cell>
          <table:table-cell office:value-type="float" office:value="0.713194444444444" calcext:value-type="float">
            <text:p>0.7131944444</text:p>
          </table:table-cell>
          <table:table-cell office:value-type="float" office:value="0.715277777777778" calcext:value-type="float">
            <text:p>0.7152777778</text:p>
          </table:table-cell>
          <table:table-cell office:value-type="float" office:value="0.715972222222222" calcext:value-type="float">
            <text:p>0.7159722222</text:p>
          </table:table-cell>
          <table:table-cell office:value-type="float" office:value="0.716666666666667" calcext:value-type="float">
            <text:p>0.7166666667</text:p>
          </table:table-cell>
          <table:table-cell office:value-type="float" office:value="0.717361111111111" calcext:value-type="float">
            <text:p>0.7173611111</text:p>
          </table:table-cell>
          <table:table-cell office:value-type="float" office:value="0.719444444444444" calcext:value-type="float">
            <text:p>0.7194444444</text:p>
          </table:table-cell>
          <table:table-cell office:value-type="float" office:value="0.720138888888889" calcext:value-type="float">
            <text:p>0.7201388889</text:p>
          </table:table-cell>
          <table:table-cell office:value-type="float" office:value="0.721527777777778" calcext:value-type="float">
            <text:p>0.7215277778</text:p>
          </table:table-cell>
          <table:table-cell table:number-columns-repeated="6"/>
          <table:table-cell table:style-name="ce3" table:number-columns-repeated="12"/>
        </table:table-row>
        <table:table-row table:style-name="ro1">
          <table:table-cell office:value-type="float" office:value="0.701388888888889" calcext:value-type="float">
            <text:p>0.7013888889</text:p>
          </table:table-cell>
          <table:table-cell office:value-type="float" office:value="0.720138888888889" calcext:value-type="float">
            <text:p>0.7201388889</text:p>
          </table:table-cell>
          <table:table-cell office:value-type="float" office:value="0.727083333333333" calcext:value-type="float">
            <text:p>0.7270833333</text:p>
          </table:table-cell>
          <table:table-cell office:value-type="float" office:value="0.728472222222222" calcext:value-type="float">
            <text:p>0.7284722222</text:p>
          </table:table-cell>
          <table:table-cell office:value-type="float" office:value="0.730555555555556" calcext:value-type="float">
            <text:p>0.7305555556</text:p>
          </table:table-cell>
          <table:table-cell office:value-type="float" office:value="0.732638888888889" calcext:value-type="float">
            <text:p>0.7326388889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734027777777778" calcext:value-type="float">
            <text:p>0.7340277778</text:p>
          </table:table-cell>
          <table:table-cell office:value-type="float" office:value="0.734722222222222" calcext:value-type="float">
            <text:p>0.7347222222</text:p>
          </table:table-cell>
          <table:table-cell office:value-type="float" office:value="0.736805555555555" calcext:value-type="float">
            <text:p>0.7368055556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738888888888889" calcext:value-type="float">
            <text:p>0.7388888889</text:p>
          </table:table-cell>
          <table:table-cell table:number-columns-repeated="6"/>
          <table:table-cell table:style-name="ce3" table:number-columns-repeated="12"/>
        </table:table-row>
        <table:table-row table:style-name="ro1">
          <table:table-cell office:value-type="float" office:value="0.711805555555556" calcext:value-type="float">
            <text:p>0.7118055556</text:p>
          </table:table-cell>
          <table:table-cell office:value-type="float" office:value="0.730555555555556" calcext:value-type="float">
            <text:p>0.7305555556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738888888888889" calcext:value-type="float">
            <text:p>0.7388888889</text:p>
          </table:table-cell>
          <table:table-cell office:value-type="float" office:value="0.740972222222222" calcext:value-type="float">
            <text:p>0.7409722222</text:p>
          </table:table-cell>
          <table:table-cell office:value-type="float" office:value="0.743055555555556" calcext:value-type="float">
            <text:p>0.7430555556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0.744444444444444" calcext:value-type="float">
            <text:p>0.7444444444</text:p>
          </table:table-cell>
          <table:table-cell office:value-type="float" office:value="0.745138888888889" calcext:value-type="float">
            <text:p>0.7451388889</text:p>
          </table:table-cell>
          <table:table-cell office:value-type="float" office:value="0.747222222222222" calcext:value-type="float">
            <text:p>0.7472222222</text:p>
          </table:table-cell>
          <table:table-cell office:value-type="float" office:value="0.747916666666667" calcext:value-type="float">
            <text:p>0.7479166667</text:p>
          </table:table-cell>
          <table:table-cell office:value-type="float" office:value="0.749305555555556" calcext:value-type="float">
            <text:p>0.7493055556</text:p>
          </table:table-cell>
          <table:table-cell table:number-columns-repeated="6"/>
          <table:table-cell table:style-name="ce3" table:number-columns-repeated="12"/>
        </table:table-row>
        <table:table-row table:style-name="ro1">
          <table:table-cell office:value-type="float" office:value="0.722222222222222" calcext:value-type="float">
            <text:p>0.7222222222</text:p>
          </table:table-cell>
          <table:table-cell office:value-type="float" office:value="0.740972222222222" calcext:value-type="float">
            <text:p>0.7409722222</text:p>
          </table:table-cell>
          <table:table-cell office:value-type="float" office:value="0.747916666666667" calcext:value-type="float">
            <text:p>0.7479166667</text:p>
          </table:table-cell>
          <table:table-cell office:value-type="float" office:value="0.749305555555556" calcext:value-type="float">
            <text:p>0.7493055556</text:p>
          </table:table-cell>
          <table:table-cell office:value-type="float" office:value="0.751388888888889" calcext:value-type="float">
            <text:p>0.7513888889</text:p>
          </table:table-cell>
          <table:table-cell office:value-type="float" office:value="0.753472222222222" calcext:value-type="float">
            <text:p>0.7534722222</text:p>
          </table:table-cell>
          <table:table-cell office:value-type="float" office:value="0.754166666666667" calcext:value-type="float">
            <text:p>0.7541666667</text:p>
          </table:table-cell>
          <table:table-cell office:value-type="float" office:value="0.754861111111111" calcext:value-type="float">
            <text:p>0.7548611111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757638888888889" calcext:value-type="float">
            <text:p>0.7576388889</text:p>
          </table:table-cell>
          <table:table-cell office:value-type="float" office:value="0.758333333333333" calcext:value-type="float">
            <text:p>0.7583333333</text:p>
          </table:table-cell>
          <table:table-cell office:value-type="float" office:value="0.759722222222222" calcext:value-type="float">
            <text:p>0.7597222222</text:p>
          </table:table-cell>
          <table:table-cell table:number-columns-repeated="6"/>
          <table:table-cell table:style-name="ce3" table:number-columns-repeated="12"/>
        </table:table-row>
        <table:table-row table:style-name="ro1">
          <table:table-cell office:value-type="float" office:value="0.736111111111111" calcext:value-type="float">
            <text:p>0.7361111111</text:p>
          </table:table-cell>
          <table:table-cell office:value-type="float" office:value="0.754861111111111" calcext:value-type="float">
            <text:p>0.7548611111</text:p>
          </table:table-cell>
          <table:table-cell office:value-type="float" office:value="0.761805555555556" calcext:value-type="float">
            <text:p>0.7618055556</text:p>
          </table:table-cell>
          <table:table-cell office:value-type="float" office:value="0.763194444444444" calcext:value-type="float">
            <text:p>0.7631944444</text:p>
          </table:table-cell>
          <table:table-cell office:value-type="float" office:value="0.765277777777778" calcext:value-type="float">
            <text:p>0.7652777778</text:p>
          </table:table-cell>
          <table:table-cell office:value-type="float" office:value="0.767361111111111" calcext:value-type="float">
            <text:p>0.7673611111</text:p>
          </table:table-cell>
          <table:table-cell office:value-type="float" office:value="0.768055555555555" calcext:value-type="float">
            <text:p>0.7680555556</text:p>
          </table:table-cell>
          <table:table-cell office:value-type="float" office:value="0.76875" calcext:value-type="float">
            <text:p>0.76875</text:p>
          </table:table-cell>
          <table:table-cell office:value-type="float" office:value="0.769444444444444" calcext:value-type="float">
            <text:p>0.7694444444</text:p>
          </table:table-cell>
          <table:table-cell office:value-type="float" office:value="0.771527777777778" calcext:value-type="float">
            <text:p>0.7715277778</text:p>
          </table:table-cell>
          <table:table-cell office:value-type="float" office:value="0.772222222222222" calcext:value-type="float">
            <text:p>0.7722222222</text:p>
          </table:table-cell>
          <table:table-cell office:value-type="float" office:value="0.773611111111111" calcext:value-type="float">
            <text:p>0.7736111111</text:p>
          </table:table-cell>
          <table:table-cell table:number-columns-repeated="6"/>
          <table:table-cell table:style-name="ce3" table:number-columns-repeated="12"/>
        </table:table-row>
        <table:table-row table:style-name="ro1">
          <table:table-cell office:value-type="float" office:value="0.760416666666667" calcext:value-type="float">
            <text:p>0.7604166667</text:p>
          </table:table-cell>
          <table:table-cell office:value-type="float" office:value="0.775694444444444" calcext:value-type="float">
            <text:p>0.7756944444</text:p>
          </table:table-cell>
          <table:table-cell office:value-type="float" office:value="0.782638888888889" calcext:value-type="float">
            <text:p>0.7826388889</text:p>
          </table:table-cell>
          <table:table-cell office:value-type="float" office:value="0.784027777777778" calcext:value-type="float">
            <text:p>0.7840277778</text:p>
          </table:table-cell>
          <table:table-cell office:value-type="float" office:value="0.786111111111111" calcext:value-type="float">
            <text:p>0.7861111111</text:p>
          </table:table-cell>
          <table:table-cell office:value-type="float" office:value="0.788194444444444" calcext:value-type="float">
            <text:p>0.7881944444</text:p>
          </table:table-cell>
          <table:table-cell office:value-type="float" office:value="0.788888888888889" calcext:value-type="float">
            <text:p>0.7888888889</text:p>
          </table:table-cell>
          <table:table-cell office:value-type="float" office:value="0.789583333333333" calcext:value-type="float">
            <text:p>0.7895833333</text:p>
          </table:table-cell>
          <table:table-cell office:value-type="float" office:value="0.790277777777778" calcext:value-type="float">
            <text:p>0.7902777778</text:p>
          </table:table-cell>
          <table:table-cell office:value-type="float" office:value="0.792361111111111" calcext:value-type="float">
            <text:p>0.7923611111</text:p>
          </table:table-cell>
          <table:table-cell office:value-type="float" office:value="0.793055555555556" calcext:value-type="float">
            <text:p>0.7930555556</text:p>
          </table:table-cell>
          <table:table-cell office:value-type="float" office:value="0.794444444444444" calcext:value-type="float">
            <text:p>0.7944444444</text:p>
          </table:table-cell>
          <table:table-cell table:number-columns-repeated="6"/>
          <table:table-cell table:style-name="ce3" table:number-columns-repeated="12"/>
        </table:table-row>
        <table:table-row table:style-name="ro1">
          <table:table-cell office:value-type="float" office:value="0.770833333333333" calcext:value-type="float">
            <text:p>0.7708333333</text:p>
          </table:table-cell>
          <table:table-cell office:value-type="float" office:value="0.786111111111111" calcext:value-type="float">
            <text:p>0.7861111111</text:p>
          </table:table-cell>
          <table:table-cell office:value-type="float" office:value="0.793055555555556" calcext:value-type="float">
            <text:p>0.7930555556</text:p>
          </table:table-cell>
          <table:table-cell office:value-type="float" office:value="0.794444444444444" calcext:value-type="float">
            <text:p>0.7944444444</text:p>
          </table:table-cell>
          <table:table-cell office:value-type="float" office:value="0.796527777777778" calcext:value-type="float">
            <text:p>0.7965277778</text:p>
          </table:table-cell>
          <table:table-cell office:value-type="float" office:value="0.798611111111111" calcext:value-type="float">
            <text:p>0.7986111111</text:p>
          </table:table-cell>
          <table:table-cell office:value-type="float" office:value="0.799305555555555" calcext:value-type="float">
            <text:p>0.7993055556</text:p>
          </table:table-cell>
          <table:table-cell office:value-type="float" office:value="0.8" calcext:value-type="float">
            <text:p>0.8</text:p>
          </table:table-cell>
          <table:table-cell office:value-type="float" office:value="0.800694444444444" calcext:value-type="float">
            <text:p>0.8006944444</text:p>
          </table:table-cell>
          <table:table-cell office:value-type="float" office:value="0.802777777777778" calcext:value-type="float">
            <text:p>0.8027777778</text:p>
          </table:table-cell>
          <table:table-cell office:value-type="float" office:value="0.803472222222222" calcext:value-type="float">
            <text:p>0.8034722222</text:p>
          </table:table-cell>
          <table:table-cell office:value-type="float" office:value="0.804861111111111" calcext:value-type="float">
            <text:p>0.8048611111</text:p>
          </table:table-cell>
          <table:table-cell table:number-columns-repeated="6"/>
          <table:table-cell table:style-name="ce3" table:number-columns-repeated="12"/>
        </table:table-row>
        <table:table-row table:style-name="ro1">
          <table:table-cell office:value-type="float" office:value="0.805555555555556" calcext:value-type="float">
            <text:p>0.8055555556</text:p>
          </table:table-cell>
          <table:table-cell office:value-type="float" office:value="0.820833333333333" calcext:value-type="float">
            <text:p>0.8208333333</text:p>
          </table:table-cell>
          <table:table-cell office:value-type="float" office:value="0.827777777777778" calcext:value-type="float">
            <text:p>0.8277777778</text:p>
          </table:table-cell>
          <table:table-cell office:value-type="float" office:value="0.829166666666667" calcext:value-type="float">
            <text:p>0.8291666667</text:p>
          </table:table-cell>
          <table:table-cell office:value-type="float" office:value="0.83125" calcext:value-type="float">
            <text:p>0.8312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34027777777778" calcext:value-type="float">
            <text:p>0.8340277778</text:p>
          </table:table-cell>
          <table:table-cell office:value-type="float" office:value="0.834722222222222" calcext:value-type="float">
            <text:p>0.8347222222</text:p>
          </table:table-cell>
          <table:table-cell office:value-type="float" office:value="0.835416666666667" calcext:value-type="float">
            <text:p>0.8354166667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838194444444444" calcext:value-type="float">
            <text:p>0.8381944444</text:p>
          </table:table-cell>
          <table:table-cell office:value-type="float" office:value="0.839583333333333" calcext:value-type="float">
            <text:p>0.8395833333</text:p>
          </table:table-cell>
          <table:table-cell table:number-columns-repeated="18"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59027777777778" calcext:value-type="float">
            <text:p>0.8590277778</text:p>
          </table:table-cell>
          <table:table-cell office:value-type="float" office:value="0.865972222222222" calcext:value-type="float">
            <text:p>0.8659722222</text:p>
          </table:table-cell>
          <table:table-cell office:value-type="float" office:value="0.867361111111111" calcext:value-type="float">
            <text:p>0.8673611111</text:p>
          </table:table-cell>
          <table:table-cell office:value-type="float" office:value="0.869444444444444" calcext:value-type="float">
            <text:p>0.8694444444</text:p>
          </table:table-cell>
          <table:table-cell office:value-type="float" office:value="0.871527777777778" calcext:value-type="float">
            <text:p>0.8715277778</text:p>
          </table:table-cell>
          <table:table-cell office:value-type="float" office:value="0.872222222222222" calcext:value-type="float">
            <text:p>0.8722222222</text:p>
          </table:table-cell>
          <table:table-cell office:value-type="float" office:value="0.872916666666667" calcext:value-type="float">
            <text:p>0.8729166667</text:p>
          </table:table-cell>
          <table:table-cell office:value-type="float" office:value="0.873611111111111" calcext:value-type="float">
            <text:p>0.8736111111</text:p>
          </table:table-cell>
          <table:table-cell office:value-type="float" office:value="0.875694444444444" calcext:value-type="float">
            <text:p>0.8756944444</text:p>
          </table:table-cell>
          <table:table-cell office:value-type="float" office:value="0.876388888888889" calcext:value-type="float">
            <text:p>0.8763888889</text:p>
          </table:table-cell>
          <table:table-cell office:value-type="float" office:value="0.877777777777778" calcext:value-type="float">
            <text:p>0.8777777778</text:p>
          </table:table-cell>
          <table:table-cell table:number-columns-repeated="18"/>
        </table:table-row>
        <table:table-row table:style-name="ro1">
          <table:table-cell office:value-type="float" office:value="0.899305555555556" calcext:value-type="float">
            <text:p>0.8993055556</text:p>
          </table:table-cell>
          <table:table-cell office:value-type="float" office:value="0.913194444444444" calcext:value-type="float">
            <text:p>0.9131944444</text:p>
          </table:table-cell>
          <table:table-cell office:value-type="float" office:value="0.920138888888889" calcext:value-type="float">
            <text:p>0.9201388889</text:p>
          </table:table-cell>
          <table:table-cell office:value-type="float" office:value="0.921527777777778" calcext:value-type="float">
            <text:p>0.9215277778</text:p>
          </table:table-cell>
          <table:table-cell office:value-type="float" office:value="0.923611111111111" calcext:value-type="float">
            <text:p>0.9236111111</text:p>
          </table:table-cell>
          <table:table-cell office:value-type="float" office:value="0.925694444444444" calcext:value-type="float">
            <text:p>0.9256944444</text:p>
          </table:table-cell>
          <table:table-cell office:value-type="float" office:value="0.926388888888889" calcext:value-type="float">
            <text:p>0.9263888889</text:p>
          </table:table-cell>
          <table:table-cell office:value-type="float" office:value="0.927083333333333" calcext:value-type="float">
            <text:p>0.9270833333</text:p>
          </table:table-cell>
          <table:table-cell office:value-type="float" office:value="0.927777777777778" calcext:value-type="float">
            <text:p>0.9277777778</text:p>
          </table:table-cell>
          <table:table-cell office:value-type="float" office:value="0.929861111111111" calcext:value-type="float">
            <text:p>0.9298611111</text:p>
          </table:table-cell>
          <table:table-cell office:value-type="float" office:value="0.930555555555556" calcext:value-type="float">
            <text:p>0.9305555556</text:p>
          </table:table-cell>
          <table:table-cell office:value-type="float" office:value="0.931944444444444" calcext:value-type="float">
            <text:p>0.9319444444</text:p>
          </table:table-cell>
          <table:table-cell table:number-columns-repeated="18"/>
        </table:table-row>
        <table:table-row table:style-name="ro1">
          <table:table-cell office:value-type="float" office:value="0.934027777777778" calcext:value-type="float">
            <text:p>0.9340277778</text:p>
          </table:table-cell>
          <table:table-cell office:value-type="float" office:value="0.946527777777778" calcext:value-type="float">
            <text:p>0.9465277778</text:p>
          </table:table-cell>
          <table:table-cell office:value-type="float" office:value="0.953472222222222" calcext:value-type="float">
            <text:p>0.9534722222</text:p>
          </table:table-cell>
          <table:table-cell office:value-type="float" office:value="0.954861111111111" calcext:value-type="float">
            <text:p>0.9548611111</text:p>
          </table:table-cell>
          <table:table-cell office:value-type="float" office:value="0.956944444444444" calcext:value-type="float">
            <text:p>0.9569444444</text:p>
          </table:table-cell>
          <table:table-cell office:value-type="float" office:value="0.959027777777778" calcext:value-type="float">
            <text:p>0.9590277778</text:p>
          </table:table-cell>
          <table:table-cell office:value-type="float" office:value="0.959722222222222" calcext:value-type="float">
            <text:p>0.9597222222</text:p>
          </table:table-cell>
          <table:table-cell office:value-type="float" office:value="0.960416666666667" calcext:value-type="float">
            <text:p>0.9604166667</text:p>
          </table:table-cell>
          <table:table-cell office:value-type="float" office:value="0.961111111111111" calcext:value-type="float">
            <text:p>0.9611111111</text:p>
          </table:table-cell>
          <table:table-cell office:value-type="float" office:value="0.963194444444444" calcext:value-type="float">
            <text:p>0.9631944444</text:p>
          </table:table-cell>
          <table:table-cell office:value-type="float" office:value="0.963888888888889" calcext:value-type="float">
            <text:p>0.9638888889</text:p>
          </table:table-cell>
          <table:table-cell office:value-type="float" office:value="0.965277777777778" calcext:value-type="float">
            <text:p>0.9652777778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18:00:36.740929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3:20:43.234353173</meta:creation-date>
    <dc:date>2016-08-10T18:06:33.727311963</dc:date>
    <meta:editing-duration>PT19M14S</meta:editing-duration>
    <meta:editing-cycles>5</meta:editing-cycles>
    <meta:generator>LibreOffice/5.1.4.2$Linux_X86_64 LibreOffice_project/10m0$Build-2</meta:generator>
    <meta:document-statistic meta:table-count="2" meta:cell-count="918" meta:object-count="0"/>
  </office:meta>
</office:document-meta>
</file>